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/>
      <style:map style:condition="cell-content()!=[$Hoja1.$E5]" style:apply-style-name="rojo" style:base-cell-address="Hoja1.E5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ff"/>
    </style:style>
    <style:style style:name="ce1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]" style:apply-style-name="rojo" style:base-cell-address="Hoja1.J5"/>
    </style:style>
    <style:style style:name="ce1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]" style:apply-style-name="rojo" style:base-cell-address="Hoja1.J6"/>
    </style:style>
    <style:style style:name="ce1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]" style:apply-style-name="rojo" style:base-cell-address="Hoja1.J7"/>
    </style:style>
    <style:style style:name="ce1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]" style:apply-style-name="rojo" style:base-cell-address="Hoja1.J8"/>
    </style:style>
    <style:style style:name="ce1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]" style:apply-style-name="rojo" style:base-cell-address="Hoja1.J9"/>
    </style:style>
    <style:style style:name="ce1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]" style:apply-style-name="rojo" style:base-cell-address="Hoja1.J10"/>
    </style:style>
    <style:style style:name="ce1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]" style:apply-style-name="rojo" style:base-cell-address="Hoja1.J11"/>
    </style:style>
    <style:style style:name="ce1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]" style:apply-style-name="rojo" style:base-cell-address="Hoja1.J12"/>
    </style:style>
    <style:style style:name="ce1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]" style:apply-style-name="rojo" style:base-cell-address="Hoja1.J13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]" style:apply-style-name="rojo" style:base-cell-address="Hoja1.J14"/>
    </style:style>
    <style:style style:name="ce2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]" style:apply-style-name="rojo" style:base-cell-address="Hoja1.J15"/>
    </style:style>
    <style:style style:name="ce2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]" style:apply-style-name="rojo" style:base-cell-address="Hoja1.J16"/>
    </style:style>
    <style:style style:name="ce2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]" style:apply-style-name="rojo" style:base-cell-address="Hoja1.J17"/>
    </style:style>
    <style:style style:name="ce2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]" style:apply-style-name="rojo" style:base-cell-address="Hoja1.J18"/>
    </style:style>
    <style:style style:name="ce2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]" style:apply-style-name="rojo" style:base-cell-address="Hoja1.J19"/>
    </style:style>
    <style:style style:name="ce2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]" style:apply-style-name="rojo" style:base-cell-address="Hoja1.J20"/>
    </style:style>
    <style:style style:name="ce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]" style:apply-style-name="rojo" style:base-cell-address="Hoja1.J21"/>
    </style:style>
    <style:style style:name="ce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]" style:apply-style-name="rojo" style:base-cell-address="Hoja1.J22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]" style:apply-style-name="rojo" style:base-cell-address="Hoja1.J23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]" style:apply-style-name="rojo" style:base-cell-address="Hoja1.J24"/>
    </style:style>
    <style:style style:name="ce3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]" style:apply-style-name="rojo" style:base-cell-address="Hoja1.J25"/>
    </style:style>
    <style:style style:name="ce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]" style:apply-style-name="rojo" style:base-cell-address="Hoja1.J26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7]" style:apply-style-name="rojo" style:base-cell-address="Hoja1.J27"/>
    </style:style>
    <style:style style:name="ce3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8]" style:apply-style-name="rojo" style:base-cell-address="Hoja1.J28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9]" style:apply-style-name="rojo" style:base-cell-address="Hoja1.J29"/>
    </style:style>
    <style:style style:name="ce3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0]" style:apply-style-name="rojo" style:base-cell-address="Hoja1.J30"/>
    </style:style>
    <style:style style:name="ce3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1]" style:apply-style-name="rojo" style:base-cell-address="Hoja1.J31"/>
    </style:style>
    <style:style style:name="ce3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2]" style:apply-style-name="rojo" style:base-cell-address="Hoja1.J32"/>
    </style:style>
    <style:style style:name="ce3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3]" style:apply-style-name="rojo" style:base-cell-address="Hoja1.J33"/>
    </style:style>
    <style:style style:name="ce3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4]" style:apply-style-name="rojo" style:base-cell-address="Hoja1.J34"/>
    </style:style>
    <style:style style:name="ce4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5]" style:apply-style-name="rojo" style:base-cell-address="Hoja1.J35"/>
    </style:style>
    <style:style style:name="ce4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6]" style:apply-style-name="rojo" style:base-cell-address="Hoja1.J36"/>
    </style:style>
    <style:style style:name="ce4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7]" style:apply-style-name="rojo" style:base-cell-address="Hoja1.J37"/>
    </style:style>
    <style:style style:name="ce4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8]" style:apply-style-name="rojo" style:base-cell-address="Hoja1.J38"/>
    </style:style>
    <style:style style:name="ce4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39]" style:apply-style-name="rojo" style:base-cell-address="Hoja1.J39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0]" style:apply-style-name="rojo" style:base-cell-address="Hoja1.J40"/>
    </style:style>
    <style:style style:name="ce4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1]" style:apply-style-name="rojo" style:base-cell-address="Hoja1.J41"/>
    </style:style>
    <style:style style:name="ce4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2]" style:apply-style-name="rojo" style:base-cell-address="Hoja1.J42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3]" style:apply-style-name="rojo" style:base-cell-address="Hoja1.J43"/>
    </style:style>
    <style:style style:name="ce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4]" style:apply-style-name="rojo" style:base-cell-address="Hoja1.J44"/>
    </style:style>
    <style:style style:name="ce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5]" style:apply-style-name="rojo" style:base-cell-address="Hoja1.J45"/>
    </style:style>
    <style:style style:name="ce5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6]" style:apply-style-name="rojo" style:base-cell-address="Hoja1.J46"/>
    </style:style>
    <style:style style:name="ce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7]" style:apply-style-name="rojo" style:base-cell-address="Hoja1.J47"/>
    </style:style>
    <style:style style:name="ce5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8]" style:apply-style-name="rojo" style:base-cell-address="Hoja1.J48"/>
    </style:style>
    <style:style style:name="ce5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49]" style:apply-style-name="rojo" style:base-cell-address="Hoja1.J49"/>
    </style:style>
    <style:style style:name="ce5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0]" style:apply-style-name="rojo" style:base-cell-address="Hoja1.J50"/>
    </style:style>
    <style:style style:name="ce5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1]" style:apply-style-name="rojo" style:base-cell-address="Hoja1.J51"/>
    </style:style>
    <style:style style:name="ce5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2]" style:apply-style-name="rojo" style:base-cell-address="Hoja1.J52"/>
    </style:style>
    <style:style style:name="ce5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3]" style:apply-style-name="rojo" style:base-cell-address="Hoja1.J53"/>
    </style:style>
    <style:style style:name="ce5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4]" style:apply-style-name="rojo" style:base-cell-address="Hoja1.J54"/>
    </style:style>
    <style:style style:name="ce6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5]" style:apply-style-name="rojo" style:base-cell-address="Hoja1.J55"/>
    </style:style>
    <style:style style:name="ce6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6]" style:apply-style-name="rojo" style:base-cell-address="Hoja1.J56"/>
    </style:style>
    <style:style style:name="ce6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7]" style:apply-style-name="rojo" style:base-cell-address="Hoja1.J57"/>
    </style:style>
    <style:style style:name="ce6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8]" style:apply-style-name="rojo" style:base-cell-address="Hoja1.J58"/>
    </style:style>
    <style:style style:name="ce6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59]" style:apply-style-name="rojo" style:base-cell-address="Hoja1.J59"/>
    </style:style>
    <style:style style:name="ce6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0]" style:apply-style-name="rojo" style:base-cell-address="Hoja1.J60"/>
    </style:style>
    <style:style style:name="ce6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1]" style:apply-style-name="rojo" style:base-cell-address="Hoja1.J61"/>
    </style:style>
    <style:style style:name="ce6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2]" style:apply-style-name="rojo" style:base-cell-address="Hoja1.J62"/>
    </style:style>
    <style:style style:name="ce6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3]" style:apply-style-name="rojo" style:base-cell-address="Hoja1.J63"/>
    </style:style>
    <style:style style:name="ce6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4]" style:apply-style-name="rojo" style:base-cell-address="Hoja1.J64"/>
    </style:style>
    <style:style style:name="ce7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5]" style:apply-style-name="rojo" style:base-cell-address="Hoja1.J65"/>
    </style:style>
    <style:style style:name="ce7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6]" style:apply-style-name="rojo" style:base-cell-address="Hoja1.J66"/>
    </style:style>
    <style:style style:name="ce7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7]" style:apply-style-name="rojo" style:base-cell-address="Hoja1.J67"/>
    </style:style>
    <style:style style:name="ce7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8]" style:apply-style-name="rojo" style:base-cell-address="Hoja1.J68"/>
    </style:style>
    <style:style style:name="ce7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69]" style:apply-style-name="rojo" style:base-cell-address="Hoja1.J69"/>
    </style:style>
    <style:style style:name="ce7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0]" style:apply-style-name="rojo" style:base-cell-address="Hoja1.J70"/>
    </style:style>
    <style:style style:name="ce7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1]" style:apply-style-name="rojo" style:base-cell-address="Hoja1.J71"/>
    </style:style>
    <style:style style:name="ce7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2]" style:apply-style-name="rojo" style:base-cell-address="Hoja1.J72"/>
    </style:style>
    <style:style style:name="ce7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3]" style:apply-style-name="rojo" style:base-cell-address="Hoja1.J73"/>
    </style:style>
    <style:style style:name="ce7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4]" style:apply-style-name="rojo" style:base-cell-address="Hoja1.J74"/>
    </style:style>
    <style:style style:name="ce8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5]" style:apply-style-name="rojo" style:base-cell-address="Hoja1.J75"/>
    </style:style>
    <style:style style:name="ce8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6]" style:apply-style-name="rojo" style:base-cell-address="Hoja1.J76"/>
    </style:style>
    <style:style style:name="ce8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7]" style:apply-style-name="rojo" style:base-cell-address="Hoja1.J77"/>
    </style:style>
    <style:style style:name="ce8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8]" style:apply-style-name="rojo" style:base-cell-address="Hoja1.J78"/>
    </style:style>
    <style:style style:name="ce8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79]" style:apply-style-name="rojo" style:base-cell-address="Hoja1.J79"/>
    </style:style>
    <style:style style:name="ce8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0]" style:apply-style-name="rojo" style:base-cell-address="Hoja1.J80"/>
    </style:style>
    <style:style style:name="ce8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1]" style:apply-style-name="rojo" style:base-cell-address="Hoja1.J81"/>
    </style:style>
    <style:style style:name="ce8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2]" style:apply-style-name="rojo" style:base-cell-address="Hoja1.J82"/>
    </style:style>
    <style:style style:name="ce8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3]" style:apply-style-name="rojo" style:base-cell-address="Hoja1.J83"/>
    </style:style>
    <style:style style:name="ce8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4]" style:apply-style-name="rojo" style:base-cell-address="Hoja1.J84"/>
    </style:style>
    <style:style style:name="ce9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5]" style:apply-style-name="rojo" style:base-cell-address="Hoja1.J85"/>
    </style:style>
    <style:style style:name="ce9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6]" style:apply-style-name="rojo" style:base-cell-address="Hoja1.J86"/>
    </style:style>
    <style:style style:name="ce9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7]" style:apply-style-name="rojo" style:base-cell-address="Hoja1.J87"/>
    </style:style>
    <style:style style:name="ce9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8]" style:apply-style-name="rojo" style:base-cell-address="Hoja1.J88"/>
    </style:style>
    <style:style style:name="ce9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89]" style:apply-style-name="rojo" style:base-cell-address="Hoja1.J89"/>
    </style:style>
    <style:style style:name="ce9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0]" style:apply-style-name="rojo" style:base-cell-address="Hoja1.J90"/>
    </style:style>
    <style:style style:name="ce9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1]" style:apply-style-name="rojo" style:base-cell-address="Hoja1.J91"/>
    </style:style>
    <style:style style:name="ce9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2]" style:apply-style-name="rojo" style:base-cell-address="Hoja1.J92"/>
    </style:style>
    <style:style style:name="ce9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3]" style:apply-style-name="rojo" style:base-cell-address="Hoja1.J93"/>
    </style:style>
    <style:style style:name="ce9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4]" style:apply-style-name="rojo" style:base-cell-address="Hoja1.J94"/>
    </style:style>
    <style:style style:name="ce10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5]" style:apply-style-name="rojo" style:base-cell-address="Hoja1.J95"/>
    </style:style>
    <style:style style:name="ce10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6]" style:apply-style-name="rojo" style:base-cell-address="Hoja1.J96"/>
    </style:style>
    <style:style style:name="ce10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7]" style:apply-style-name="rojo" style:base-cell-address="Hoja1.J97"/>
    </style:style>
    <style:style style:name="ce10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8]" style:apply-style-name="rojo" style:base-cell-address="Hoja1.J98"/>
    </style:style>
    <style:style style:name="ce10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99]" style:apply-style-name="rojo" style:base-cell-address="Hoja1.J99"/>
    </style:style>
    <style:style style:name="ce10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0]" style:apply-style-name="rojo" style:base-cell-address="Hoja1.J100"/>
    </style:style>
    <style:style style:name="ce10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1]" style:apply-style-name="rojo" style:base-cell-address="Hoja1.J101"/>
    </style:style>
    <style:style style:name="ce10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2]" style:apply-style-name="rojo" style:base-cell-address="Hoja1.J102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3]" style:apply-style-name="rojo" style:base-cell-address="Hoja1.J103"/>
    </style:style>
    <style:style style:name="ce10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4]" style:apply-style-name="rojo" style:base-cell-address="Hoja1.J104"/>
    </style:style>
    <style:style style:name="ce11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5]" style:apply-style-name="rojo" style:base-cell-address="Hoja1.J105"/>
    </style:style>
    <style:style style:name="ce11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6]" style:apply-style-name="rojo" style:base-cell-address="Hoja1.J106"/>
    </style:style>
    <style:style style:name="ce11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7]" style:apply-style-name="rojo" style:base-cell-address="Hoja1.J107"/>
    </style:style>
    <style:style style:name="ce11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8]" style:apply-style-name="rojo" style:base-cell-address="Hoja1.J108"/>
    </style:style>
    <style:style style:name="ce11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09]" style:apply-style-name="rojo" style:base-cell-address="Hoja1.J109"/>
    </style:style>
    <style:style style:name="ce11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0]" style:apply-style-name="rojo" style:base-cell-address="Hoja1.J110"/>
    </style:style>
    <style:style style:name="ce11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1]" style:apply-style-name="rojo" style:base-cell-address="Hoja1.J111"/>
    </style:style>
    <style:style style:name="ce11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2]" style:apply-style-name="rojo" style:base-cell-address="Hoja1.J112"/>
    </style:style>
    <style:style style:name="ce11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3]" style:apply-style-name="rojo" style:base-cell-address="Hoja1.J113"/>
    </style:style>
    <style:style style:name="ce1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4]" style:apply-style-name="rojo" style:base-cell-address="Hoja1.J114"/>
    </style:style>
    <style:style style:name="ce12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5]" style:apply-style-name="rojo" style:base-cell-address="Hoja1.J115"/>
    </style:style>
    <style:style style:name="ce12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6]" style:apply-style-name="rojo" style:base-cell-address="Hoja1.J116"/>
    </style:style>
    <style:style style:name="ce12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7]" style:apply-style-name="rojo" style:base-cell-address="Hoja1.J117"/>
    </style:style>
    <style:style style:name="ce12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8]" style:apply-style-name="rojo" style:base-cell-address="Hoja1.J118"/>
    </style:style>
    <style:style style:name="ce12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19]" style:apply-style-name="rojo" style:base-cell-address="Hoja1.J119"/>
    </style:style>
    <style:style style:name="ce12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0]" style:apply-style-name="rojo" style:base-cell-address="Hoja1.J120"/>
    </style:style>
    <style:style style:name="ce12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1]" style:apply-style-name="rojo" style:base-cell-address="Hoja1.J121"/>
    </style:style>
    <style:style style:name="ce1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2]" style:apply-style-name="rojo" style:base-cell-address="Hoja1.J122"/>
    </style:style>
    <style:style style:name="ce12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3]" style:apply-style-name="rojo" style:base-cell-address="Hoja1.J123"/>
    </style:style>
    <style:style style:name="ce1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4]" style:apply-style-name="rojo" style:base-cell-address="Hoja1.J124"/>
    </style:style>
    <style:style style:name="ce13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5]" style:apply-style-name="rojo" style:base-cell-address="Hoja1.J125"/>
    </style:style>
    <style:style style:name="ce13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6]" style:apply-style-name="rojo" style:base-cell-address="Hoja1.J126"/>
    </style:style>
    <style:style style:name="ce13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7]" style:apply-style-name="rojo" style:base-cell-address="Hoja1.J127"/>
    </style:style>
    <style:style style:name="ce13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8]" style:apply-style-name="rojo" style:base-cell-address="Hoja1.J128"/>
    </style:style>
    <style:style style:name="ce13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29]" style:apply-style-name="rojo" style:base-cell-address="Hoja1.J129"/>
    </style:style>
    <style:style style:name="ce13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0]" style:apply-style-name="rojo" style:base-cell-address="Hoja1.J130"/>
    </style:style>
    <style:style style:name="ce13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1]" style:apply-style-name="rojo" style:base-cell-address="Hoja1.J131"/>
    </style:style>
    <style:style style:name="ce13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2]" style:apply-style-name="rojo" style:base-cell-address="Hoja1.J132"/>
    </style:style>
    <style:style style:name="ce13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3]" style:apply-style-name="rojo" style:base-cell-address="Hoja1.J133"/>
    </style:style>
    <style:style style:name="ce13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4]" style:apply-style-name="rojo" style:base-cell-address="Hoja1.J134"/>
    </style:style>
    <style:style style:name="ce14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5]" style:apply-style-name="rojo" style:base-cell-address="Hoja1.J135"/>
    </style:style>
    <style:style style:name="ce14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6]" style:apply-style-name="rojo" style:base-cell-address="Hoja1.J136"/>
    </style:style>
    <style:style style:name="ce14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7]" style:apply-style-name="rojo" style:base-cell-address="Hoja1.J137"/>
    </style:style>
    <style:style style:name="ce14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8]" style:apply-style-name="rojo" style:base-cell-address="Hoja1.J138"/>
    </style:style>
    <style:style style:name="ce14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39]" style:apply-style-name="rojo" style:base-cell-address="Hoja1.J139"/>
    </style:style>
    <style:style style:name="ce14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0]" style:apply-style-name="rojo" style:base-cell-address="Hoja1.J140"/>
    </style:style>
    <style:style style:name="ce14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1]" style:apply-style-name="rojo" style:base-cell-address="Hoja1.J141"/>
    </style:style>
    <style:style style:name="ce14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2]" style:apply-style-name="rojo" style:base-cell-address="Hoja1.J142"/>
    </style:style>
    <style:style style:name="ce14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3]" style:apply-style-name="rojo" style:base-cell-address="Hoja1.J143"/>
    </style:style>
    <style:style style:name="ce14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4]" style:apply-style-name="rojo" style:base-cell-address="Hoja1.J144"/>
    </style:style>
    <style:style style:name="ce15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5]" style:apply-style-name="rojo" style:base-cell-address="Hoja1.J145"/>
    </style:style>
    <style:style style:name="ce15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6]" style:apply-style-name="rojo" style:base-cell-address="Hoja1.J146"/>
    </style:style>
    <style:style style:name="ce1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7]" style:apply-style-name="rojo" style:base-cell-address="Hoja1.J147"/>
    </style:style>
    <style:style style:name="ce15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8]" style:apply-style-name="rojo" style:base-cell-address="Hoja1.J148"/>
    </style:style>
    <style:style style:name="ce15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49]" style:apply-style-name="rojo" style:base-cell-address="Hoja1.J149"/>
    </style:style>
    <style:style style:name="ce15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0]" style:apply-style-name="rojo" style:base-cell-address="Hoja1.J150"/>
    </style:style>
    <style:style style:name="ce15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1]" style:apply-style-name="rojo" style:base-cell-address="Hoja1.J151"/>
    </style:style>
    <style:style style:name="ce15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2]" style:apply-style-name="rojo" style:base-cell-address="Hoja1.J152"/>
    </style:style>
    <style:style style:name="ce15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3]" style:apply-style-name="rojo" style:base-cell-address="Hoja1.J153"/>
    </style:style>
    <style:style style:name="ce15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4]" style:apply-style-name="rojo" style:base-cell-address="Hoja1.J154"/>
    </style:style>
    <style:style style:name="ce16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5]" style:apply-style-name="rojo" style:base-cell-address="Hoja1.J155"/>
    </style:style>
    <style:style style:name="ce1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6]" style:apply-style-name="rojo" style:base-cell-address="Hoja1.J156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7]" style:apply-style-name="rojo" style:base-cell-address="Hoja1.J157"/>
    </style:style>
    <style:style style:name="ce16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8]" style:apply-style-name="rojo" style:base-cell-address="Hoja1.J158"/>
    </style:style>
    <style:style style:name="ce16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59]" style:apply-style-name="rojo" style:base-cell-address="Hoja1.J159"/>
    </style:style>
    <style:style style:name="ce16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0]" style:apply-style-name="rojo" style:base-cell-address="Hoja1.J160"/>
    </style:style>
    <style:style style:name="ce16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1]" style:apply-style-name="rojo" style:base-cell-address="Hoja1.J161"/>
    </style:style>
    <style:style style:name="ce16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2]" style:apply-style-name="rojo" style:base-cell-address="Hoja1.J162"/>
    </style:style>
    <style:style style:name="ce16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3]" style:apply-style-name="rojo" style:base-cell-address="Hoja1.J163"/>
    </style:style>
    <style:style style:name="ce16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4]" style:apply-style-name="rojo" style:base-cell-address="Hoja1.J164"/>
    </style:style>
    <style:style style:name="ce17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5]" style:apply-style-name="rojo" style:base-cell-address="Hoja1.J165"/>
    </style:style>
    <style:style style:name="ce17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6]" style:apply-style-name="rojo" style:base-cell-address="Hoja1.J166"/>
    </style:style>
    <style:style style:name="ce17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7]" style:apply-style-name="rojo" style:base-cell-address="Hoja1.J167"/>
    </style:style>
    <style:style style:name="ce17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8]" style:apply-style-name="rojo" style:base-cell-address="Hoja1.J168"/>
    </style:style>
    <style:style style:name="ce17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69]" style:apply-style-name="rojo" style:base-cell-address="Hoja1.J169"/>
    </style:style>
    <style:style style:name="ce17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0]" style:apply-style-name="rojo" style:base-cell-address="Hoja1.J170"/>
    </style:style>
    <style:style style:name="ce17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1]" style:apply-style-name="rojo" style:base-cell-address="Hoja1.J171"/>
    </style:style>
    <style:style style:name="ce17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2]" style:apply-style-name="rojo" style:base-cell-address="Hoja1.J172"/>
    </style:style>
    <style:style style:name="ce17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3]" style:apply-style-name="rojo" style:base-cell-address="Hoja1.J173"/>
    </style:style>
    <style:style style:name="ce17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4]" style:apply-style-name="rojo" style:base-cell-address="Hoja1.J174"/>
    </style:style>
    <style:style style:name="ce18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5]" style:apply-style-name="rojo" style:base-cell-address="Hoja1.J175"/>
    </style:style>
    <style:style style:name="ce18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6]" style:apply-style-name="rojo" style:base-cell-address="Hoja1.J176"/>
    </style:style>
    <style:style style:name="ce18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7]" style:apply-style-name="rojo" style:base-cell-address="Hoja1.J177"/>
    </style:style>
    <style:style style:name="ce18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8]" style:apply-style-name="rojo" style:base-cell-address="Hoja1.J178"/>
    </style:style>
    <style:style style:name="ce18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79]" style:apply-style-name="rojo" style:base-cell-address="Hoja1.J179"/>
    </style:style>
    <style:style style:name="ce18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0]" style:apply-style-name="rojo" style:base-cell-address="Hoja1.J180"/>
    </style:style>
    <style:style style:name="ce18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1]" style:apply-style-name="rojo" style:base-cell-address="Hoja1.J181"/>
    </style:style>
    <style:style style:name="ce18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2]" style:apply-style-name="rojo" style:base-cell-address="Hoja1.J182"/>
    </style:style>
    <style:style style:name="ce18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3]" style:apply-style-name="rojo" style:base-cell-address="Hoja1.J183"/>
    </style:style>
    <style:style style:name="ce18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4]" style:apply-style-name="rojo" style:base-cell-address="Hoja1.J184"/>
    </style:style>
    <style:style style:name="ce19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5]" style:apply-style-name="rojo" style:base-cell-address="Hoja1.J185"/>
    </style:style>
    <style:style style:name="ce19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6]" style:apply-style-name="rojo" style:base-cell-address="Hoja1.J186"/>
    </style:style>
    <style:style style:name="ce19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7]" style:apply-style-name="rojo" style:base-cell-address="Hoja1.J187"/>
    </style:style>
    <style:style style:name="ce19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8]" style:apply-style-name="rojo" style:base-cell-address="Hoja1.J188"/>
    </style:style>
    <style:style style:name="ce1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89]" style:apply-style-name="rojo" style:base-cell-address="Hoja1.J189"/>
    </style:style>
    <style:style style:name="ce19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0]" style:apply-style-name="rojo" style:base-cell-address="Hoja1.J190"/>
    </style:style>
    <style:style style:name="ce19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1]" style:apply-style-name="rojo" style:base-cell-address="Hoja1.J191"/>
    </style:style>
    <style:style style:name="ce19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2]" style:apply-style-name="rojo" style:base-cell-address="Hoja1.J192"/>
    </style:style>
    <style:style style:name="ce19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3]" style:apply-style-name="rojo" style:base-cell-address="Hoja1.J193"/>
    </style:style>
    <style:style style:name="ce19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4]" style:apply-style-name="rojo" style:base-cell-address="Hoja1.J194"/>
    </style:style>
    <style:style style:name="ce20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5]" style:apply-style-name="rojo" style:base-cell-address="Hoja1.J195"/>
    </style:style>
    <style:style style:name="ce20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6]" style:apply-style-name="rojo" style:base-cell-address="Hoja1.J196"/>
    </style:style>
    <style:style style:name="ce20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7]" style:apply-style-name="rojo" style:base-cell-address="Hoja1.J197"/>
    </style:style>
    <style:style style:name="ce20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8]" style:apply-style-name="rojo" style:base-cell-address="Hoja1.J198"/>
    </style:style>
    <style:style style:name="ce20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199]" style:apply-style-name="rojo" style:base-cell-address="Hoja1.J199"/>
    </style:style>
    <style:style style:name="ce20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0]" style:apply-style-name="rojo" style:base-cell-address="Hoja1.J200"/>
    </style:style>
    <style:style style:name="ce20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1]" style:apply-style-name="rojo" style:base-cell-address="Hoja1.J201"/>
    </style:style>
    <style:style style:name="ce20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2]" style:apply-style-name="rojo" style:base-cell-address="Hoja1.J202"/>
    </style:style>
    <style:style style:name="ce20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3]" style:apply-style-name="rojo" style:base-cell-address="Hoja1.J203"/>
    </style:style>
    <style:style style:name="ce20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4]" style:apply-style-name="rojo" style:base-cell-address="Hoja1.J204"/>
    </style:style>
    <style:style style:name="ce21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5]" style:apply-style-name="rojo" style:base-cell-address="Hoja1.J205"/>
    </style:style>
    <style:style style:name="ce21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6]" style:apply-style-name="rojo" style:base-cell-address="Hoja1.J206"/>
    </style:style>
    <style:style style:name="ce21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7]" style:apply-style-name="rojo" style:base-cell-address="Hoja1.J207"/>
    </style:style>
    <style:style style:name="ce21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8]" style:apply-style-name="rojo" style:base-cell-address="Hoja1.J208"/>
    </style:style>
    <style:style style:name="ce21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09]" style:apply-style-name="rojo" style:base-cell-address="Hoja1.J209"/>
    </style:style>
    <style:style style:name="ce21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0]" style:apply-style-name="rojo" style:base-cell-address="Hoja1.J210"/>
    </style:style>
    <style:style style:name="ce21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1]" style:apply-style-name="rojo" style:base-cell-address="Hoja1.J211"/>
    </style:style>
    <style:style style:name="ce21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2]" style:apply-style-name="rojo" style:base-cell-address="Hoja1.J212"/>
    </style:style>
    <style:style style:name="ce21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3]" style:apply-style-name="rojo" style:base-cell-address="Hoja1.J213"/>
    </style:style>
    <style:style style:name="ce2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4]" style:apply-style-name="rojo" style:base-cell-address="Hoja1.J214"/>
    </style:style>
    <style:style style:name="ce22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5]" style:apply-style-name="rojo" style:base-cell-address="Hoja1.J215"/>
    </style:style>
    <style:style style:name="ce22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6]" style:apply-style-name="rojo" style:base-cell-address="Hoja1.J216"/>
    </style:style>
    <style:style style:name="ce22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7]" style:apply-style-name="rojo" style:base-cell-address="Hoja1.J217"/>
    </style:style>
    <style:style style:name="ce22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8]" style:apply-style-name="rojo" style:base-cell-address="Hoja1.J218"/>
    </style:style>
    <style:style style:name="ce2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19]" style:apply-style-name="rojo" style:base-cell-address="Hoja1.J219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0]" style:apply-style-name="rojo" style:base-cell-address="Hoja1.J220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1]" style:apply-style-name="rojo" style:base-cell-address="Hoja1.J221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2]" style:apply-style-name="rojo" style:base-cell-address="Hoja1.J222"/>
    </style:style>
    <style:style style:name="ce22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3]" style:apply-style-name="rojo" style:base-cell-address="Hoja1.J223"/>
    </style:style>
    <style:style style:name="ce2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4]" style:apply-style-name="rojo" style:base-cell-address="Hoja1.J224"/>
    </style:style>
    <style:style style:name="ce23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5]" style:apply-style-name="rojo" style:base-cell-address="Hoja1.J225"/>
    </style:style>
    <style:style style:name="ce23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6]" style:apply-style-name="rojo" style:base-cell-address="Hoja1.J226"/>
    </style:style>
    <style:style style:name="ce23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7]" style:apply-style-name="rojo" style:base-cell-address="Hoja1.J227"/>
    </style:style>
    <style:style style:name="ce23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8]" style:apply-style-name="rojo" style:base-cell-address="Hoja1.J228"/>
    </style:style>
    <style:style style:name="ce23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29]" style:apply-style-name="rojo" style:base-cell-address="Hoja1.J229"/>
    </style:style>
    <style:style style:name="ce23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0]" style:apply-style-name="rojo" style:base-cell-address="Hoja1.J230"/>
    </style:style>
    <style:style style:name="ce23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1]" style:apply-style-name="rojo" style:base-cell-address="Hoja1.J231"/>
    </style:style>
    <style:style style:name="ce23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2]" style:apply-style-name="rojo" style:base-cell-address="Hoja1.J232"/>
    </style:style>
    <style:style style:name="ce23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3]" style:apply-style-name="rojo" style:base-cell-address="Hoja1.J233"/>
    </style:style>
    <style:style style:name="ce23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4]" style:apply-style-name="rojo" style:base-cell-address="Hoja1.J234"/>
    </style:style>
    <style:style style:name="ce24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5]" style:apply-style-name="rojo" style:base-cell-address="Hoja1.J235"/>
    </style:style>
    <style:style style:name="ce24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6]" style:apply-style-name="rojo" style:base-cell-address="Hoja1.J236"/>
    </style:style>
    <style:style style:name="ce24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7]" style:apply-style-name="rojo" style:base-cell-address="Hoja1.J237"/>
    </style:style>
    <style:style style:name="ce24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8]" style:apply-style-name="rojo" style:base-cell-address="Hoja1.J238"/>
    </style:style>
    <style:style style:name="ce24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39]" style:apply-style-name="rojo" style:base-cell-address="Hoja1.J239"/>
    </style:style>
    <style:style style:name="ce24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0]" style:apply-style-name="rojo" style:base-cell-address="Hoja1.J240"/>
    </style:style>
    <style:style style:name="ce24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1]" style:apply-style-name="rojo" style:base-cell-address="Hoja1.J241"/>
    </style:style>
    <style:style style:name="ce24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2]" style:apply-style-name="rojo" style:base-cell-address="Hoja1.J242"/>
    </style:style>
    <style:style style:name="ce24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3]" style:apply-style-name="rojo" style:base-cell-address="Hoja1.J243"/>
    </style:style>
    <style:style style:name="ce24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4]" style:apply-style-name="rojo" style:base-cell-address="Hoja1.J244"/>
    </style:style>
    <style:style style:name="ce25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5]" style:apply-style-name="rojo" style:base-cell-address="Hoja1.J245"/>
    </style:style>
    <style:style style:name="ce25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6]" style:apply-style-name="rojo" style:base-cell-address="Hoja1.J246"/>
    </style:style>
    <style:style style:name="ce25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7]" style:apply-style-name="rojo" style:base-cell-address="Hoja1.J247"/>
    </style:style>
    <style:style style:name="ce25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8]" style:apply-style-name="rojo" style:base-cell-address="Hoja1.J248"/>
    </style:style>
    <style:style style:name="ce25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49]" style:apply-style-name="rojo" style:base-cell-address="Hoja1.J249"/>
    </style:style>
    <style:style style:name="ce25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0]" style:apply-style-name="rojo" style:base-cell-address="Hoja1.J250"/>
    </style:style>
    <style:style style:name="ce25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1]" style:apply-style-name="rojo" style:base-cell-address="Hoja1.J251"/>
    </style:style>
    <style:style style:name="ce25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2]" style:apply-style-name="rojo" style:base-cell-address="Hoja1.J252"/>
    </style:style>
    <style:style style:name="ce25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3]" style:apply-style-name="rojo" style:base-cell-address="Hoja1.J253"/>
    </style:style>
    <style:style style:name="ce25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4]" style:apply-style-name="rojo" style:base-cell-address="Hoja1.J254"/>
    </style:style>
    <style:style style:name="ce26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5]" style:apply-style-name="rojo" style:base-cell-address="Hoja1.J255"/>
    </style:style>
    <style:style style:name="ce26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6]" style:apply-style-name="rojo" style:base-cell-address="Hoja1.J256"/>
    </style:style>
    <style:style style:name="ce26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7]" style:apply-style-name="rojo" style:base-cell-address="Hoja1.J257"/>
    </style:style>
    <style:style style:name="ce26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8]" style:apply-style-name="rojo" style:base-cell-address="Hoja1.J258"/>
    </style:style>
    <style:style style:name="ce26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59]" style:apply-style-name="rojo" style:base-cell-address="Hoja1.J259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0]" style:apply-style-name="rojo" style:base-cell-address="Hoja1.J260"/>
    </style:style>
    <style:style style:name="ce2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1]" style:apply-style-name="rojo" style:base-cell-address="Hoja1.J261"/>
    </style:style>
    <style:style style:name="ce26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2]" style:apply-style-name="rojo" style:base-cell-address="Hoja1.J262"/>
    </style:style>
    <style:style style:name="ce26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3]" style:apply-style-name="rojo" style:base-cell-address="Hoja1.J263"/>
    </style:style>
    <style:style style:name="ce26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4]" style:apply-style-name="rojo" style:base-cell-address="Hoja1.J264"/>
    </style:style>
    <style:style style:name="ce270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5]" style:apply-style-name="rojo" style:base-cell-address="Hoja1.J265"/>
    </style:style>
    <style:style style:name="ce27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6]" style:apply-style-name="rojo" style:base-cell-address="Hoja1.J266"/>
    </style:style>
    <style:style style:name="ce272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7]" style:apply-style-name="rojo" style:base-cell-address="Hoja1.J267"/>
    </style:style>
    <style:style style:name="ce27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8]" style:apply-style-name="rojo" style:base-cell-address="Hoja1.J268"/>
    </style:style>
    <style:style style:name="ce27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69]" style:apply-style-name="rojo" style:base-cell-address="Hoja1.J269"/>
    </style:style>
    <style:style style:name="ce27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70]" style:apply-style-name="rojo" style:base-cell-address="Hoja1.J270"/>
    </style:style>
    <style:style style:name="ce276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[$Hoja1.$E271]" style:apply-style-name="rojo" style:base-cell-address="Hoja1.J271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Gráfico de evolución temporal del número de elementos e importe por U.O. y Año 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Gráfico de evolución temporal del número de comunicaciones e importe por U.O. y Año 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.O.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Número de Unidades</text:p>
          </table:table-cell>
          <table:table-cell table:style-name="ce3" office:value-type="string" calcext:value-type="string">
            <text:p>Gasto Anual</text:p>
          </table:table-cell>
          <table:table-cell/>
          <table:table-cell table:style-name="ce3" office:value-type="string" calcext:value-type="string">
            <text:p>U.O.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Comunicaciones</text:p>
          </table:table-cell>
          <table:table-cell table:style-name="ce3" office:value-type="string" calcext:value-type="string">
            <text:p>Importe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3"/>
          <table:table-cell table:style-name="ce7"/>
          <table:table-cell/>
          <table:table-cell table:style-name="ce8" office:value-type="string" calcext:value-type="string">
            <text:p>AAA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536022" calcext:value-type="float">
            <text:p>53602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AA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float" office:value="237160" calcext:value-type="float">
            <text:p>23716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AA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8906" calcext:value-type="float">
            <text:p>1890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AEE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40663" calcext:value-type="float">
            <text:p>4066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AEE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9150" calcext:value-type="float">
            <text:p>915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AEE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6410" calcext:value-type="float">
            <text:p>641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88266" calcext:value-type="float">
            <text:p>88266</text:p>
          </table:table-cell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" calcext:value-type="float">
            <text:p>20</text:p>
          </table:table-cell>
          <table:table-cell table:style-name="ce16" office:value-type="float" office:value="88693" calcext:value-type="float">
            <text:p>8869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492" calcext:value-type="float">
            <text:p>6492</text:p>
          </table:table-cell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10386" calcext:value-type="float">
            <text:p>1038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7306" calcext:value-type="float">
            <text:p>27306</text:p>
          </table:table-cell>
          <table:table-cell/>
          <table:table-cell table:style-name="ce5" office:value-type="string" calcext:value-type="string">
            <text:p>AAIIC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" calcext:value-type="float">
            <text:p>8</text:p>
          </table:table-cell>
          <table:table-cell table:style-name="ce18" office:value-type="float" office:value="28339" calcext:value-type="float">
            <text:p>2833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48145" calcext:value-type="float">
            <text:p>48145</text:p>
          </table:table-cell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6" calcext:value-type="float">
            <text:p>6</text:p>
          </table:table-cell>
          <table:table-cell table:style-name="ce19" office:value-type="float" office:value="48145" calcext:value-type="float">
            <text:p>4814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7227" calcext:value-type="float">
            <text:p>17227</text:p>
          </table:table-cell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float" office:value="18017" calcext:value-type="float">
            <text:p>1801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1056" calcext:value-type="float">
            <text:p>21056</text:p>
          </table:table-cell>
          <table:table-cell/>
          <table:table-cell table:style-name="ce5" office:value-type="string" calcext:value-type="string">
            <text:p>ADCA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float" office:value="23006" calcext:value-type="float">
            <text:p>2300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GAPA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84550" calcext:value-type="float">
            <text:p>8455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AGAP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243226" calcext:value-type="float">
            <text:p>243226</text:p>
          </table:table-cell>
          <table:table-cell/>
          <table:table-cell table:style-name="ce5" office:value-type="string" calcext:value-type="string">
            <text:p>AGAP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3" calcext:value-type="float">
            <text:p>3</text:p>
          </table:table-cell>
          <table:table-cell table:style-name="ce23" office:value-type="float" office:value="240856" calcext:value-type="float">
            <text:p>24085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APE-RTV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7" calcext:value-type="float">
            <text:p>7</text:p>
          </table:table-cell>
          <table:table-cell table:style-name="ce24" office:value-type="float" office:value="41767" calcext:value-type="float">
            <text:p>4176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1141" calcext:value-type="float">
            <text:p>61141</text:p>
          </table:table-cell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" calcext:value-type="float">
            <text:p>7</text:p>
          </table:table-cell>
          <table:table-cell table:style-name="ce25" office:value-type="float" office:value="70815" calcext:value-type="float">
            <text:p>7081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24205" calcext:value-type="float">
            <text:p>24205</text:p>
          </table:table-cell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" calcext:value-type="float">
            <text:p>3</text:p>
          </table:table-cell>
          <table:table-cell table:style-name="ce26" office:value-type="float" office:value="24205" calcext:value-type="float">
            <text:p>2420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A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761" calcext:value-type="float">
            <text:p>2761</text:p>
          </table:table-cell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" calcext:value-type="float">
            <text:p>2</text:p>
          </table:table-cell>
          <table:table-cell table:style-name="ce28" office:value-type="float" office:value="2761" calcext:value-type="float">
            <text:p>276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81" calcext:value-type="float">
            <text:p>1081</text:p>
          </table:table-cell>
          <table:table-cell/>
          <table:table-cell table:style-name="ce5" office:value-type="string" calcext:value-type="string">
            <text:p>CA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float" office:value="1081" calcext:value-type="float">
            <text:p>1081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A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" calcext:value-type="float">
            <text:p>2</text:p>
          </table:table-cell>
          <table:table-cell table:style-name="ce30" office:value-type="float" office:value="2196" calcext:value-type="float">
            <text:p>219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0" calcext:value-type="float">
            <text:p>850</text:p>
          </table:table-cell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float" office:value="850" calcext:value-type="float">
            <text:p>85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16" calcext:value-type="float">
            <text:p>616</text:p>
          </table:table-cell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" calcext:value-type="float">
            <text:p>1</text:p>
          </table:table-cell>
          <table:table-cell table:style-name="ce32" office:value-type="float" office:value="616" calcext:value-type="float">
            <text:p>61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183" calcext:value-type="float">
            <text:p>9183</text:p>
          </table:table-cell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9765" calcext:value-type="float">
            <text:p>976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50" calcext:value-type="float">
            <text:p>1750</text:p>
          </table:table-cell>
          <table:table-cell/>
          <table:table-cell table:style-name="ce5" office:value-type="string" calcext:value-type="string">
            <text:p>CAA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34" office:value-type="float" office:value="1750" calcext:value-type="float">
            <text:p>175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AC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35" office:value-type="float" office:value="3037" calcext:value-type="float">
            <text:p>303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LRI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4" calcext:value-type="float">
            <text:p>4</text:p>
          </table:table-cell>
          <table:table-cell table:style-name="ce36" office:value-type="float" office:value="6563" calcext:value-type="float">
            <text:p>656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LRI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2" calcext:value-type="float">
            <text:p>12</text:p>
          </table:table-cell>
          <table:table-cell table:style-name="ce37" office:value-type="float" office:value="661837" calcext:value-type="float">
            <text:p>66183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LRI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8" calcext:value-type="float">
            <text:p>8</text:p>
          </table:table-cell>
          <table:table-cell table:style-name="ce38" office:value-type="float" office:value="139323" calcext:value-type="float">
            <text:p>13932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LRI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6" calcext:value-type="float">
            <text:p>6</text:p>
          </table:table-cell>
          <table:table-cell table:style-name="ce39" office:value-type="float" office:value="173338" calcext:value-type="float">
            <text:p>17333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ALRI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40" office:value-type="float" office:value="21304" calcext:value-type="float">
            <text:p>21304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797" calcext:value-type="float">
            <text:p>2797</text:p>
          </table:table-cell>
          <table:table-cell table:style-name="ce5" office:value-type="float" office:value="1164473" calcext:value-type="float">
            <text:p>1164473</text:p>
          </table:table-cell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7" calcext:value-type="float">
            <text:p>27</text:p>
          </table:table-cell>
          <table:table-cell table:style-name="ce41" office:value-type="float" office:value="1026458" calcext:value-type="float">
            <text:p>102645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6034" calcext:value-type="float">
            <text:p>6034</text:p>
          </table:table-cell>
          <table:table-cell table:style-name="ce5" office:value-type="float" office:value="730582" calcext:value-type="float">
            <text:p>730582</text:p>
          </table:table-cell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0" calcext:value-type="float">
            <text:p>30</text:p>
          </table:table-cell>
          <table:table-cell table:style-name="ce42" office:value-type="float" office:value="631406" calcext:value-type="float">
            <text:p>63140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2408" calcext:value-type="float">
            <text:p>82408</text:p>
          </table:table-cell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8" calcext:value-type="float">
            <text:p>18</text:p>
          </table:table-cell>
          <table:table-cell table:style-name="ce43" office:value-type="float" office:value="83297" calcext:value-type="float">
            <text:p>8329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36990" calcext:value-type="float">
            <text:p>36990</text:p>
          </table:table-cell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4" calcext:value-type="float">
            <text:p>4</text:p>
          </table:table-cell>
          <table:table-cell table:style-name="ce44" office:value-type="float" office:value="40073" calcext:value-type="float">
            <text:p>4007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542" calcext:value-type="float">
            <text:p>6542</text:p>
          </table:table-cell>
          <table:table-cell/>
          <table:table-cell table:style-name="ce5" office:value-type="string" calcext:value-type="string">
            <text:p>CAP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" calcext:value-type="float">
            <text:p>3</text:p>
          </table:table-cell>
          <table:table-cell table:style-name="ce45" office:value-type="float" office:value="6542" calcext:value-type="float">
            <text:p>654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APDR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5464" calcext:value-type="float">
            <text:p>105464</text:p>
          </table:table-cell>
          <table:table-cell/>
          <table:table-cell table:style-name="ce5" office:value-type="string" calcext:value-type="string">
            <text:p>CAPDR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" calcext:value-type="float">
            <text:p>8</text:p>
          </table:table-cell>
          <table:table-cell table:style-name="ce46" office:value-type="float" office:value="129002" calcext:value-type="float">
            <text:p>12900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APM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099" calcext:value-type="float">
            <text:p>9099</text:p>
          </table:table-cell>
          <table:table-cell/>
          <table:table-cell table:style-name="ce9" table:number-columns-repeated="3"/>
          <table:table-cell table:style-name="ce47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5613" calcext:value-type="float">
            <text:p>45613</text:p>
          </table:table-cell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" calcext:value-type="float">
            <text:p>2</text:p>
          </table:table-cell>
          <table:table-cell table:style-name="ce48" office:value-type="float" office:value="45613" calcext:value-type="float">
            <text:p>4561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235" calcext:value-type="float">
            <text:p>7235</text:p>
          </table:table-cell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" calcext:value-type="float">
            <text:p>2</text:p>
          </table:table-cell>
          <table:table-cell table:style-name="ce49" office:value-type="float" office:value="7235" calcext:value-type="float">
            <text:p>723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75" calcext:value-type="float">
            <text:p>575</text:p>
          </table:table-cell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" calcext:value-type="float">
            <text:p>1</text:p>
          </table:table-cell>
          <table:table-cell table:style-name="ce50" office:value-type="float" office:value="575" calcext:value-type="float">
            <text:p>57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CA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51" office:value-type="float" office:value="5442" calcext:value-type="float">
            <text:p>544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257" calcext:value-type="float">
            <text:p>3257</text:p>
          </table:table-cell>
          <table:table-cell/>
          <table:table-cell table:style-name="ce5" office:value-type="string" calcext:value-type="string">
            <text:p>C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4" calcext:value-type="float">
            <text:p>4</text:p>
          </table:table-cell>
          <table:table-cell table:style-name="ce52" office:value-type="float" office:value="9555" calcext:value-type="float">
            <text:p>955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14" calcext:value-type="float">
            <text:p>1914</text:p>
          </table:table-cell>
          <table:table-cell/>
          <table:table-cell table:style-name="ce5" office:value-type="string" calcext:value-type="string">
            <text:p>CC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6" calcext:value-type="float">
            <text:p>16</text:p>
          </table:table-cell>
          <table:table-cell table:style-name="ce53" office:value-type="float" office:value="56949" calcext:value-type="float">
            <text:p>5694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71353" calcext:value-type="float">
            <text:p>71353</text:p>
          </table:table-cell>
          <table:table-cell/>
          <table:table-cell table:style-name="ce5" office:value-type="string" calcext:value-type="string">
            <text:p>CC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33" calcext:value-type="float">
            <text:p>33</text:p>
          </table:table-cell>
          <table:table-cell table:style-name="ce54" office:value-type="float" office:value="95438" calcext:value-type="float">
            <text:p>9543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290194" calcext:value-type="float">
            <text:p>290194</text:p>
          </table:table-cell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86" calcext:value-type="float">
            <text:p>86</text:p>
          </table:table-cell>
          <table:table-cell table:style-name="ce55" office:value-type="float" office:value="330650" calcext:value-type="float">
            <text:p>33065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214338" calcext:value-type="float">
            <text:p>214338</text:p>
          </table:table-cell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73" calcext:value-type="float">
            <text:p>73</text:p>
          </table:table-cell>
          <table:table-cell table:style-name="ce56" office:value-type="float" office:value="224720" calcext:value-type="float">
            <text:p>22472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294" calcext:value-type="float">
            <text:p>7294</text:p>
          </table:table-cell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6" calcext:value-type="float">
            <text:p>16</text:p>
          </table:table-cell>
          <table:table-cell table:style-name="ce57" office:value-type="float" office:value="15450" calcext:value-type="float">
            <text:p>1545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81853" calcext:value-type="float">
            <text:p>81853</text:p>
          </table:table-cell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" calcext:value-type="float">
            <text:p>20</text:p>
          </table:table-cell>
          <table:table-cell table:style-name="ce58" office:value-type="float" office:value="79638" calcext:value-type="float">
            <text:p>7963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4102" calcext:value-type="float">
            <text:p>14102</text:p>
          </table:table-cell>
          <table:table-cell/>
          <table:table-cell table:style-name="ce5" office:value-type="string" calcext:value-type="string">
            <text:p>CCUL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" calcext:value-type="float">
            <text:p>9</text:p>
          </table:table-cell>
          <table:table-cell table:style-name="ce59" office:value-type="float" office:value="21252" calcext:value-type="float">
            <text:p>2125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C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7628" calcext:value-type="float">
            <text:p>17628</text:p>
          </table:table-cell>
          <table:table-cell table:style-name="ce5" office:value-type="float" office:value="2111431" calcext:value-type="float">
            <text:p>2111431</text:p>
          </table:table-cell>
          <table:table-cell/>
          <table:table-cell table:style-name="ce5" office:value-type="string" calcext:value-type="string">
            <text:p>CEC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5" calcext:value-type="float">
            <text:p>25</text:p>
          </table:table-cell>
          <table:table-cell table:style-name="ce60" office:value-type="float" office:value="1549467" calcext:value-type="float">
            <text:p>154946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CD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61" office:value-type="float" office:value="600" calcext:value-type="float">
            <text:p>60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3062" calcext:value-type="float">
            <text:p>3062</text:p>
          </table:table-cell>
          <table:table-cell table:style-name="ce5" office:value-type="float" office:value="1132442" calcext:value-type="float">
            <text:p>1132442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8" calcext:value-type="float">
            <text:p>18</text:p>
          </table:table-cell>
          <table:table-cell table:style-name="ce62" office:value-type="float" office:value="699669" calcext:value-type="float">
            <text:p>69966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32933" calcext:value-type="float">
            <text:p>32933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4" calcext:value-type="float">
            <text:p>4</text:p>
          </table:table-cell>
          <table:table-cell table:style-name="ce63" office:value-type="float" office:value="24966" calcext:value-type="float">
            <text:p>2496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182" calcext:value-type="float">
            <text:p>1182</text:p>
          </table:table-cell>
          <table:table-cell table:style-name="ce5" office:value-type="float" office:value="160394" calcext:value-type="float">
            <text:p>160394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3" calcext:value-type="float">
            <text:p>13</text:p>
          </table:table-cell>
          <table:table-cell table:style-name="ce64" office:value-type="float" office:value="132439" calcext:value-type="float">
            <text:p>13243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442" calcext:value-type="float">
            <text:p>2442</text:p>
          </table:table-cell>
          <table:table-cell table:style-name="ce5" office:value-type="float" office:value="409077" calcext:value-type="float">
            <text:p>409077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0" calcext:value-type="float">
            <text:p>10</text:p>
          </table:table-cell>
          <table:table-cell table:style-name="ce65" office:value-type="float" office:value="303680" calcext:value-type="float">
            <text:p>30368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8970" calcext:value-type="float">
            <text:p>28970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" calcext:value-type="float">
            <text:p>14</text:p>
          </table:table-cell>
          <table:table-cell table:style-name="ce66" office:value-type="float" office:value="64340" calcext:value-type="float">
            <text:p>6434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3647" calcext:value-type="float">
            <text:p>23647</text:p>
          </table:table-cell>
          <table:table-cell/>
          <table:table-cell table:style-name="ce5" office:value-type="string" calcext:value-type="string">
            <text:p>CED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67" office:value-type="float" office:value="25531" calcext:value-type="float">
            <text:p>2553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H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973" calcext:value-type="float">
            <text:p>2973</text:p>
          </table:table-cell>
          <table:table-cell table:style-name="ce5" office:value-type="float" office:value="890422" calcext:value-type="float">
            <text:p>890422</text:p>
          </table:table-cell>
          <table:table-cell/>
          <table:table-cell table:style-name="ce5" office:value-type="string" calcext:value-type="string">
            <text:p>CEH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3" calcext:value-type="float">
            <text:p>3</text:p>
          </table:table-cell>
          <table:table-cell table:style-name="ce68" office:value-type="float" office:value="28437" calcext:value-type="float">
            <text:p>28437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EH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662" calcext:value-type="float">
            <text:p>2662</text:p>
          </table:table-cell>
          <table:table-cell table:style-name="ce6" office:value-type="float" office:value="464531" calcext:value-type="float">
            <text:p>464531</text:p>
          </table:table-cell>
          <table:table-cell/>
          <table:table-cell table:style-name="ce9" table:number-columns-repeated="3"/>
          <table:table-cell table:style-name="ce6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EH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59" calcext:value-type="float">
            <text:p>1459</text:p>
          </table:table-cell>
          <table:table-cell/>
          <table:table-cell table:style-name="ce9" table:number-columns-repeated="3"/>
          <table:table-cell table:style-name="ce70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H-SGT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5" calcext:value-type="float">
            <text:p>15</text:p>
          </table:table-cell>
          <table:table-cell table:style-name="ce71" office:value-type="float" office:value="609203" calcext:value-type="float">
            <text:p>60920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H-SGT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7" calcext:value-type="float">
            <text:p>17</text:p>
          </table:table-cell>
          <table:table-cell table:style-name="ce72" office:value-type="float" office:value="312195" calcext:value-type="float">
            <text:p>31219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H-SGT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" calcext:value-type="float">
            <text:p>3</text:p>
          </table:table-cell>
          <table:table-cell table:style-name="ce73" office:value-type="float" office:value="2199" calcext:value-type="float">
            <text:p>2199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EIC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8468" calcext:value-type="float">
            <text:p>18468</text:p>
          </table:table-cell>
          <table:table-cell/>
          <table:table-cell table:style-name="ce9" table:number-columns-repeated="3"/>
          <table:table-cell table:style-name="ce74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AAESG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75" office:value-type="float" office:value="21609" calcext:value-type="float">
            <text:p>2160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AAESG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76" office:value-type="float" office:value="21206" calcext:value-type="float">
            <text:p>2120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ADC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77" office:value-type="float" office:value="577" calcext:value-type="float">
            <text:p>57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ADC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78" office:value-type="float" office:value="263" calcext:value-type="float">
            <text:p>263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EICE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712" calcext:value-type="float">
            <text:p>3712</text:p>
          </table:table-cell>
          <table:table-cell/>
          <table:table-cell table:style-name="ce9" table:number-columns-repeated="3"/>
          <table:table-cell table:style-name="ce7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EIC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562" calcext:value-type="float">
            <text:p>24562</text:p>
          </table:table-cell>
          <table:table-cell/>
          <table:table-cell table:style-name="ce9" table:number-columns-repeated="3"/>
          <table:table-cell table:style-name="ce80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AAC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81" office:value-type="float" office:value="7467" calcext:value-type="float">
            <text:p>746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AEM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6" calcext:value-type="float">
            <text:p>6</text:p>
          </table:table-cell>
          <table:table-cell table:style-name="ce82" office:value-type="float" office:value="83296" calcext:value-type="float">
            <text:p>8329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AEM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" calcext:value-type="float">
            <text:p>3</text:p>
          </table:table-cell>
          <table:table-cell table:style-name="ce83" office:value-type="float" office:value="24918" calcext:value-type="float">
            <text:p>2491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SG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84" office:value-type="float" office:value="225248" calcext:value-type="float">
            <text:p>22524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SGT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" calcext:value-type="float">
            <text:p>2</text:p>
          </table:table-cell>
          <table:table-cell table:style-name="ce85" office:value-type="float" office:value="17552" calcext:value-type="float">
            <text:p>1755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SGT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6" office:value-type="float" office:value="31565" calcext:value-type="float">
            <text:p>3156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SGT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" calcext:value-type="float">
            <text:p>3</text:p>
          </table:table-cell>
          <table:table-cell table:style-name="ce87" office:value-type="float" office:value="29091" calcext:value-type="float">
            <text:p>29091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SGT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3" calcext:value-type="float">
            <text:p>3</text:p>
          </table:table-cell>
          <table:table-cell table:style-name="ce88" office:value-type="float" office:value="10338" calcext:value-type="float">
            <text:p>1033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E-SGT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" calcext:value-type="float">
            <text:p>3</text:p>
          </table:table-cell>
          <table:table-cell table:style-name="ce89" office:value-type="float" office:value="22804" calcext:value-type="float">
            <text:p>2280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4" calcext:value-type="float">
            <text:p>4</text:p>
          </table:table-cell>
          <table:table-cell table:style-name="ce90" office:value-type="float" office:value="9642" calcext:value-type="float">
            <text:p>964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" calcext:value-type="float">
            <text:p>3</text:p>
          </table:table-cell>
          <table:table-cell table:style-name="ce91" office:value-type="float" office:value="34405" calcext:value-type="float">
            <text:p>3440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6" calcext:value-type="float">
            <text:p>6</text:p>
          </table:table-cell>
          <table:table-cell table:style-name="ce92" office:value-type="float" office:value="96445" calcext:value-type="float">
            <text:p>9644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93" office:value-type="float" office:value="21165" calcext:value-type="float">
            <text:p>2116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" calcext:value-type="float">
            <text:p>3</text:p>
          </table:table-cell>
          <table:table-cell table:style-name="ce94" office:value-type="float" office:value="23982" calcext:value-type="float">
            <text:p>2398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EIC-IEC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4" calcext:value-type="float">
            <text:p>4</text:p>
          </table:table-cell>
          <table:table-cell table:style-name="ce95" office:value-type="float" office:value="61632" calcext:value-type="float">
            <text:p>6163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5009" calcext:value-type="float">
            <text:p>15009</text:p>
          </table:table-cell>
          <table:table-cell table:style-name="ce5" office:value-type="float" office:value="2665628" calcext:value-type="float">
            <text:p>2665628</text:p>
          </table:table-cell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87" calcext:value-type="float">
            <text:p>87</text:p>
          </table:table-cell>
          <table:table-cell table:style-name="ce96" office:value-type="float" office:value="3313569" calcext:value-type="float">
            <text:p>331356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635" calcext:value-type="float">
            <text:p>2635</text:p>
          </table:table-cell>
          <table:table-cell table:style-name="ce5" office:value-type="float" office:value="564606" calcext:value-type="float">
            <text:p>564606</text:p>
          </table:table-cell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50" calcext:value-type="float">
            <text:p>50</text:p>
          </table:table-cell>
          <table:table-cell table:style-name="ce97" office:value-type="float" office:value="651323" calcext:value-type="float">
            <text:p>65132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4335" calcext:value-type="float">
            <text:p>4335</text:p>
          </table:table-cell>
          <table:table-cell table:style-name="ce5" office:value-type="float" office:value="758694" calcext:value-type="float">
            <text:p>758694</text:p>
          </table:table-cell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33" calcext:value-type="float">
            <text:p>33</text:p>
          </table:table-cell>
          <table:table-cell table:style-name="ce98" office:value-type="float" office:value="714755" calcext:value-type="float">
            <text:p>71475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150762" calcext:value-type="float">
            <text:p>150762</text:p>
          </table:table-cell>
          <table:table-cell/>
          <table:table-cell table:style-name="ce5" office:value-type="string" calcext:value-type="string">
            <text:p>CE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1" calcext:value-type="float">
            <text:p>21</text:p>
          </table:table-cell>
          <table:table-cell table:style-name="ce99" office:value-type="float" office:value="305011" calcext:value-type="float">
            <text:p>305011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FV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6" calcext:value-type="float">
            <text:p>6</text:p>
          </table:table-cell>
          <table:table-cell table:style-name="ce100" office:value-type="float" office:value="43116" calcext:value-type="float">
            <text:p>4311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FV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101" office:value-type="float" office:value="1429" calcext:value-type="float">
            <text:p>142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FV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3730" calcext:value-type="float">
            <text:p>3730</text:p>
          </table:table-cell>
          <table:table-cell table:style-name="ce5" office:value-type="float" office:value="446097" calcext:value-type="float">
            <text:p>446097</text:p>
          </table:table-cell>
          <table:table-cell/>
          <table:table-cell table:style-name="ce5" office:value-type="string" calcext:value-type="string">
            <text:p>CFV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6" calcext:value-type="float">
            <text:p>16</text:p>
          </table:table-cell>
          <table:table-cell table:style-name="ce102" office:value-type="float" office:value="434170" calcext:value-type="float">
            <text:p>43417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GJ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33" calcext:value-type="float">
            <text:p>3433</text:p>
          </table:table-cell>
          <table:table-cell/>
          <table:table-cell table:style-name="ce9" table:number-columns-repeated="3"/>
          <table:table-cell table:style-name="ce103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GJ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876" calcext:value-type="float">
            <text:p>1876</text:p>
          </table:table-cell>
          <table:table-cell table:style-name="ce6" office:value-type="float" office:value="595286" calcext:value-type="float">
            <text:p>595286</text:p>
          </table:table-cell>
          <table:table-cell/>
          <table:table-cell table:style-name="ce9" table:number-columns-repeated="3"/>
          <table:table-cell table:style-name="ce104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GJ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139323" calcext:value-type="float">
            <text:p>139323</text:p>
          </table:table-cell>
          <table:table-cell/>
          <table:table-cell table:style-name="ce9" table:number-columns-repeated="3"/>
          <table:table-cell table:style-name="ce10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78116" calcext:value-type="float">
            <text:p>78116</text:p>
          </table:table-cell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7" calcext:value-type="float">
            <text:p>17</text:p>
          </table:table-cell>
          <table:table-cell table:style-name="ce106" office:value-type="float" office:value="75016" calcext:value-type="float">
            <text:p>7501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13144" calcext:value-type="float">
            <text:p>113144</text:p>
          </table:table-cell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4" calcext:value-type="float">
            <text:p>24</text:p>
          </table:table-cell>
          <table:table-cell table:style-name="ce107" office:value-type="float" office:value="116487" calcext:value-type="float">
            <text:p>11648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723" calcext:value-type="float">
            <text:p>13723</text:p>
          </table:table-cell>
          <table:table-cell/>
          <table:table-cell table:style-name="ce5" office:value-type="string" calcext:value-type="string">
            <text:p>CGOB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" calcext:value-type="float">
            <text:p>2</text:p>
          </table:table-cell>
          <table:table-cell table:style-name="ce108" office:value-type="float" office:value="13723" calcext:value-type="float">
            <text:p>13723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HAP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855" calcext:value-type="float">
            <text:p>855</text:p>
          </table:table-cell>
          <table:table-cell table:style-name="ce6" office:value-type="float" office:value="162324" calcext:value-type="float">
            <text:p>162324</text:p>
          </table:table-cell>
          <table:table-cell/>
          <table:table-cell table:style-name="ce9" table:number-columns-repeated="3"/>
          <table:table-cell table:style-name="ce10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HAP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114372" calcext:value-type="float">
            <text:p>114372</text:p>
          </table:table-cell>
          <table:table-cell/>
          <table:table-cell table:style-name="ce9" table:number-columns-repeated="3"/>
          <table:table-cell table:style-name="ce110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HAP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1578" calcext:value-type="float">
            <text:p>41578</text:p>
          </table:table-cell>
          <table:table-cell/>
          <table:table-cell table:style-name="ce9" table:number-columns-repeated="3"/>
          <table:table-cell table:style-name="ce111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-AGES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112" office:value-type="float" office:value="1053" calcext:value-type="float">
            <text:p>105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DGPD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4" calcext:value-type="float">
            <text:p>4</text:p>
          </table:table-cell>
          <table:table-cell table:style-name="ce113" office:value-type="float" office:value="82827" calcext:value-type="float">
            <text:p>8282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DGPD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6" calcext:value-type="float">
            <text:p>6</text:p>
          </table:table-cell>
          <table:table-cell table:style-name="ce114" office:value-type="float" office:value="42212" calcext:value-type="float">
            <text:p>4221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DGPD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DGTHAE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8" calcext:value-type="float">
            <text:p>8</text:p>
          </table:table-cell>
          <table:table-cell table:style-name="ce116" office:value-type="float" office:value="118003" calcext:value-type="float">
            <text:p>11800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DGTHAE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4" calcext:value-type="float">
            <text:p>4</text:p>
          </table:table-cell>
          <table:table-cell table:style-name="ce117" office:value-type="float" office:value="92753" calcext:value-type="float">
            <text:p>9275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-IAAP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5" calcext:value-type="float">
            <text:p>5</text:p>
          </table:table-cell>
          <table:table-cell table:style-name="ce118" office:value-type="float" office:value="44835" calcext:value-type="float">
            <text:p>4483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-IAAP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119" office:value-type="float" office:value="855" calcext:value-type="float">
            <text:p>85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-IAAP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120" office:value-type="float" office:value="18075" calcext:value-type="float">
            <text:p>1807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HAP-IAAP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5" calcext:value-type="float">
            <text:p>5</text:p>
          </table:table-cell>
          <table:table-cell table:style-name="ce121" office:value-type="float" office:value="41132" calcext:value-type="float">
            <text:p>4113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478" calcext:value-type="float">
            <text:p>7478</text:p>
          </table:table-cell>
          <table:table-cell table:style-name="ce5" office:value-type="float" office:value="1814241" calcext:value-type="float">
            <text:p>1814241</text:p>
          </table:table-cell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42" calcext:value-type="float">
            <text:p>42</text:p>
          </table:table-cell>
          <table:table-cell table:style-name="ce122" office:value-type="float" office:value="1282138" calcext:value-type="float">
            <text:p>128213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273713" calcext:value-type="float">
            <text:p>273713</text:p>
          </table:table-cell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7" calcext:value-type="float">
            <text:p>27</text:p>
          </table:table-cell>
          <table:table-cell table:style-name="ce123" office:value-type="float" office:value="272572" calcext:value-type="float">
            <text:p>27257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919" calcext:value-type="float">
            <text:p>6919</text:p>
          </table:table-cell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8" calcext:value-type="float">
            <text:p>8</text:p>
          </table:table-cell>
          <table:table-cell table:style-name="ce124" office:value-type="float" office:value="9351" calcext:value-type="float">
            <text:p>935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132665" calcext:value-type="float">
            <text:p>132665</text:p>
          </table:table-cell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8" calcext:value-type="float">
            <text:p>8</text:p>
          </table:table-cell>
          <table:table-cell table:style-name="ce125" office:value-type="float" office:value="129158" calcext:value-type="float">
            <text:p>12915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983" calcext:value-type="float">
            <text:p>7983</text:p>
          </table:table-cell>
          <table:table-cell/>
          <table:table-cell table:style-name="ce5" office:value-type="string" calcext:value-type="string">
            <text:p>CIB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" calcext:value-type="float">
            <text:p>2</text:p>
          </table:table-cell>
          <table:table-cell table:style-name="ce126" office:value-type="float" office:value="8586" calcext:value-type="float">
            <text:p>8586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ICE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230065" calcext:value-type="float">
            <text:p>230065</text:p>
          </table:table-cell>
          <table:table-cell/>
          <table:table-cell table:style-name="ce9" table:number-columns-repeated="3"/>
          <table:table-cell table:style-name="ce12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ICE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480" calcext:value-type="float">
            <text:p>2480</text:p>
          </table:table-cell>
          <table:table-cell table:style-name="ce6" office:value-type="float" office:value="382524" calcext:value-type="float">
            <text:p>382524</text:p>
          </table:table-cell>
          <table:table-cell/>
          <table:table-cell table:style-name="ce9" table:number-columns-repeated="3"/>
          <table:table-cell table:style-name="ce128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IC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405" calcext:value-type="float">
            <text:p>6405</text:p>
          </table:table-cell>
          <table:table-cell/>
          <table:table-cell table:style-name="ce9" table:number-columns-repeated="3"/>
          <table:table-cell table:style-name="ce129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AGAE-SG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6" calcext:value-type="float">
            <text:p>6</text:p>
          </table:table-cell>
          <table:table-cell table:style-name="ce130" office:value-type="float" office:value="19566" calcext:value-type="float">
            <text:p>1956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AGAE-SG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131" office:value-type="float" office:value="722" calcext:value-type="float">
            <text:p>72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SGT-INF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7" calcext:value-type="float">
            <text:p>17</text:p>
          </table:table-cell>
          <table:table-cell table:style-name="ce132" office:value-type="float" office:value="395348" calcext:value-type="float">
            <text:p>39534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SGT-INF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7" calcext:value-type="float">
            <text:p>7</text:p>
          </table:table-cell>
          <table:table-cell table:style-name="ce133" office:value-type="float" office:value="349416" calcext:value-type="float">
            <text:p>34941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SGT-INF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134" office:value-type="float" office:value="6405" calcext:value-type="float">
            <text:p>640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SIP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" calcext:value-type="float">
            <text:p>1</text:p>
          </table:table-cell>
          <table:table-cell table:style-name="ce135" office:value-type="float" office:value="10727" calcext:value-type="float">
            <text:p>1072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ICE-SSC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4" calcext:value-type="float">
            <text:p>4</text:p>
          </table:table-cell>
          <table:table-cell table:style-name="ce136" office:value-type="float" office:value="30482" calcext:value-type="float">
            <text:p>3048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JAP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524227" calcext:value-type="float">
            <text:p>524227</text:p>
          </table:table-cell>
          <table:table-cell/>
          <table:table-cell table:style-name="ce9" table:number-columns-repeated="3"/>
          <table:table-cell table:style-name="ce13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JAP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7663" calcext:value-type="float">
            <text:p>37663</text:p>
          </table:table-cell>
          <table:table-cell/>
          <table:table-cell table:style-name="ce9" table:number-columns-repeated="3"/>
          <table:table-cell table:style-name="ce138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JAP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8860" calcext:value-type="float">
            <text:p>28860</text:p>
          </table:table-cell>
          <table:table-cell/>
          <table:table-cell table:style-name="ce9" table:number-columns-repeated="3"/>
          <table:table-cell table:style-name="ce139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DGFP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" calcext:value-type="float">
            <text:p>3</text:p>
          </table:table-cell>
          <table:table-cell table:style-name="ce140" office:value-type="float" office:value="126735" calcext:value-type="float">
            <text:p>12673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DGMI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" calcext:value-type="float">
            <text:p>3</text:p>
          </table:table-cell>
          <table:table-cell table:style-name="ce141" office:value-type="float" office:value="56744" calcext:value-type="float">
            <text:p>5674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DGMI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" calcext:value-type="float">
            <text:p>2</text:p>
          </table:table-cell>
          <table:table-cell table:style-name="ce142" office:value-type="float" office:value="29282" calcext:value-type="float">
            <text:p>2928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DGMI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143" office:value-type="float" office:value="28860" calcext:value-type="float">
            <text:p>2886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J-IS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" calcext:value-type="float">
            <text:p>20</text:p>
          </table:table-cell>
          <table:table-cell table:style-name="ce144" office:value-type="float" office:value="3105934" calcext:value-type="float">
            <text:p>310593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J-IS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6" calcext:value-type="float">
            <text:p>16</text:p>
          </table:table-cell>
          <table:table-cell table:style-name="ce145" office:value-type="float" office:value="2018746" calcext:value-type="float">
            <text:p>201874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J-IS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" calcext:value-type="float">
            <text:p>2</text:p>
          </table:table-cell>
          <table:table-cell table:style-name="ce146" office:value-type="float" office:value="16140" calcext:value-type="float">
            <text:p>1614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T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0" calcext:value-type="float">
            <text:p>30</text:p>
          </table:table-cell>
          <table:table-cell table:style-name="ce147" office:value-type="float" office:value="306682" calcext:value-type="float">
            <text:p>30668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T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0" calcext:value-type="float">
            <text:p>10</text:p>
          </table:table-cell>
          <table:table-cell table:style-name="ce148" office:value-type="float" office:value="37663" calcext:value-type="float">
            <text:p>3766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AP-SGT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149" office:value-type="float" office:value="3992" calcext:value-type="float">
            <text:p>3992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JI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52" calcext:value-type="float">
            <text:p>1852</text:p>
          </table:table-cell>
          <table:table-cell table:style-name="ce6" office:value-type="float" office:value="382955" calcext:value-type="float">
            <text:p>382955</text:p>
          </table:table-cell>
          <table:table-cell/>
          <table:table-cell table:style-name="ce6" office:value-type="string" calcext:value-type="string">
            <text:p>CJI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" calcext:value-type="float">
            <text:p>9</text:p>
          </table:table-cell>
          <table:table-cell table:style-name="ce150" office:value-type="float" office:value="724452" calcext:value-type="float">
            <text:p>72445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I-DG-IS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1" calcext:value-type="float">
            <text:p>11</text:p>
          </table:table-cell>
          <table:table-cell table:style-name="ce151" office:value-type="float" office:value="421204" calcext:value-type="float">
            <text:p>42120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I-DG-IS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1" calcext:value-type="float">
            <text:p>11</text:p>
          </table:table-cell>
          <table:table-cell table:style-name="ce152" office:value-type="float" office:value="446399" calcext:value-type="float">
            <text:p>44639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JI-DG-IS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1" calcext:value-type="float">
            <text:p>11</text:p>
          </table:table-cell>
          <table:table-cell table:style-name="ce153" office:value-type="float" office:value="320879" calcext:value-type="float">
            <text:p>320879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MA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415030" calcext:value-type="float">
            <text:p>415030</text:p>
          </table:table-cell>
          <table:table-cell/>
          <table:table-cell table:style-name="ce9" table:number-columns-repeated="3"/>
          <table:table-cell table:style-name="ce154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MA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493" calcext:value-type="float">
            <text:p>1493</text:p>
          </table:table-cell>
          <table:table-cell table:style-name="ce6" office:value-type="float" office:value="257338" calcext:value-type="float">
            <text:p>257338</text:p>
          </table:table-cell>
          <table:table-cell/>
          <table:table-cell table:style-name="ce9" table:number-columns-repeated="3"/>
          <table:table-cell table:style-name="ce155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M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46832" calcext:value-type="float">
            <text:p>46832</text:p>
          </table:table-cell>
          <table:table-cell/>
          <table:table-cell table:style-name="ce9" table:number-columns-repeated="3"/>
          <table:table-cell table:style-name="ce156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MAOT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2" calcext:value-type="float">
            <text:p>22</text:p>
          </table:table-cell>
          <table:table-cell table:style-name="ce157" office:value-type="float" office:value="425109" calcext:value-type="float">
            <text:p>42510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MAOT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7" calcext:value-type="float">
            <text:p>17</text:p>
          </table:table-cell>
          <table:table-cell table:style-name="ce158" office:value-type="float" office:value="301263" calcext:value-type="float">
            <text:p>30126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MAOT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" calcext:value-type="float">
            <text:p>2</text:p>
          </table:table-cell>
          <table:table-cell table:style-name="ce159" office:value-type="float" office:value="46832" calcext:value-type="float">
            <text:p>4683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459549" calcext:value-type="float">
            <text:p>459549</text:p>
          </table:table-cell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2" calcext:value-type="float">
            <text:p>12</text:p>
          </table:table-cell>
          <table:table-cell table:style-name="ce160" office:value-type="float" office:value="408626" calcext:value-type="float">
            <text:p>40862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133553" calcext:value-type="float">
            <text:p>133553</text:p>
          </table:table-cell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1" calcext:value-type="float">
            <text:p>11</text:p>
          </table:table-cell>
          <table:table-cell table:style-name="ce161" office:value-type="float" office:value="133553" calcext:value-type="float">
            <text:p>13355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768" calcext:value-type="float">
            <text:p>10768</text:p>
          </table:table-cell>
          <table:table-cell/>
          <table:table-cell table:style-name="ce5" office:value-type="string" calcext:value-type="string">
            <text:p>COP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" calcext:value-type="float">
            <text:p>1</text:p>
          </table:table-cell>
          <table:table-cell table:style-name="ce162" office:value-type="float" office:value="10768" calcext:value-type="float">
            <text:p>10768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OPV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9464" calcext:value-type="float">
            <text:p>29464</text:p>
          </table:table-cell>
          <table:table-cell/>
          <table:table-cell table:style-name="ce9" table:number-columns-repeated="3"/>
          <table:table-cell table:style-name="ce163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OPV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29" calcext:value-type="float">
            <text:p>1429</text:p>
          </table:table-cell>
          <table:table-cell/>
          <table:table-cell table:style-name="ce9" table:number-columns-repeated="3"/>
          <table:table-cell table:style-name="ce164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710" calcext:value-type="float">
            <text:p>710</text:p>
          </table:table-cell>
          <table:table-cell table:style-name="ce6" office:value-type="float" office:value="194439" calcext:value-type="float">
            <text:p>194439</text:p>
          </table:table-cell>
          <table:table-cell/>
          <table:table-cell table:style-name="ce9" table:number-columns-repeated="3"/>
          <table:table-cell table:style-name="ce165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27500" calcext:value-type="float">
            <text:p>227500</text:p>
          </table:table-cell>
          <table:table-cell/>
          <table:table-cell table:style-name="ce9" table:number-columns-repeated="3"/>
          <table:table-cell table:style-name="ce166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68524" calcext:value-type="float">
            <text:p>68524</text:p>
          </table:table-cell>
          <table:table-cell/>
          <table:table-cell table:style-name="ce9" table:number-columns-repeated="3"/>
          <table:table-cell table:style-name="ce16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717" calcext:value-type="float">
            <text:p>2717</text:p>
          </table:table-cell>
          <table:table-cell/>
          <table:table-cell table:style-name="ce9" table:number-columns-repeated="3"/>
          <table:table-cell table:style-name="ce168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169" office:value-type="float" office:value="33864" calcext:value-type="float">
            <text:p>3386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9" calcext:value-type="float">
            <text:p>9</text:p>
          </table:table-cell>
          <table:table-cell table:style-name="ce170" office:value-type="float" office:value="727614" calcext:value-type="float">
            <text:p>727614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I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3864" calcext:value-type="float">
            <text:p>33864</text:p>
          </table:table-cell>
          <table:table-cell/>
          <table:table-cell table:style-name="ce9" table:number-columns-repeated="3"/>
          <table:table-cell table:style-name="ce171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PREI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660" calcext:value-type="float">
            <text:p>2660</text:p>
          </table:table-cell>
          <table:table-cell table:style-name="ce6" office:value-type="float" office:value="498856" calcext:value-type="float">
            <text:p>498856</text:p>
          </table:table-cell>
          <table:table-cell/>
          <table:table-cell table:style-name="ce9" table:number-columns-repeated="3"/>
          <table:table-cell table:style-name="ce172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II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1" calcext:value-type="float">
            <text:p>31</text:p>
          </table:table-cell>
          <table:table-cell table:style-name="ce173" office:value-type="float" office:value="195557" calcext:value-type="float">
            <text:p>19555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II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8" calcext:value-type="float">
            <text:p>38</text:p>
          </table:table-cell>
          <table:table-cell table:style-name="ce174" office:value-type="float" office:value="215378" calcext:value-type="float">
            <text:p>21537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II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7" calcext:value-type="float">
            <text:p>17</text:p>
          </table:table-cell>
          <table:table-cell table:style-name="ce175" office:value-type="float" office:value="68946" calcext:value-type="float">
            <text:p>6894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PREII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5" calcext:value-type="float">
            <text:p>5</text:p>
          </table:table-cell>
          <table:table-cell table:style-name="ce176" office:value-type="float" office:value="27144" calcext:value-type="float">
            <text:p>27144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ALUD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297791" calcext:value-type="float">
            <text:p>297791</text:p>
          </table:table-cell>
          <table:table-cell/>
          <table:table-cell table:style-name="ce9" table:number-columns-repeated="3"/>
          <table:table-cell table:style-name="ce17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ALUD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948" calcext:value-type="float">
            <text:p>2948</text:p>
          </table:table-cell>
          <table:table-cell table:style-name="ce6" office:value-type="float" office:value="428337" calcext:value-type="float">
            <text:p>428337</text:p>
          </table:table-cell>
          <table:table-cell/>
          <table:table-cell table:style-name="ce9" table:number-columns-repeated="3"/>
          <table:table-cell table:style-name="ce178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ALUD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310384" calcext:value-type="float">
            <text:p>310384</text:p>
          </table:table-cell>
          <table:table-cell/>
          <table:table-cell table:style-name="ce9" table:number-columns-repeated="3"/>
          <table:table-cell table:style-name="ce17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ALUD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503" calcext:value-type="float">
            <text:p>9503</text:p>
          </table:table-cell>
          <table:table-cell/>
          <table:table-cell table:style-name="ce9" table:number-columns-repeated="3"/>
          <table:table-cell table:style-name="ce180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ALUD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8575" calcext:value-type="float">
            <text:p>8575</text:p>
          </table:table-cell>
          <table:table-cell/>
          <table:table-cell table:style-name="ce9" table:number-columns-repeated="3"/>
          <table:table-cell table:style-name="ce181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0" calcext:value-type="float">
            <text:p>20</text:p>
          </table:table-cell>
          <table:table-cell table:style-name="ce182" office:value-type="float" office:value="512033" calcext:value-type="float">
            <text:p>51203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5" calcext:value-type="float">
            <text:p>25</text:p>
          </table:table-cell>
          <table:table-cell table:style-name="ce183" office:value-type="float" office:value="347139" calcext:value-type="float">
            <text:p>34713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5" calcext:value-type="float">
            <text:p>15</text:p>
          </table:table-cell>
          <table:table-cell table:style-name="ce184" office:value-type="float" office:value="351878" calcext:value-type="float">
            <text:p>35187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4" calcext:value-type="float">
            <text:p>14</text:p>
          </table:table-cell>
          <table:table-cell table:style-name="ce185" office:value-type="float" office:value="69306" calcext:value-type="float">
            <text:p>6930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0" calcext:value-type="float">
            <text:p>10</text:p>
          </table:table-cell>
          <table:table-cell table:style-name="ce186" office:value-type="float" office:value="141766" calcext:value-type="float">
            <text:p>141766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CSB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96" calcext:value-type="float">
            <text:p>896</text:p>
          </table:table-cell>
          <table:table-cell/>
          <table:table-cell table:style-name="ce6" office:value-type="string" calcext:value-type="string">
            <text:p>CSB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2" calcext:value-type="float">
            <text:p>22</text:p>
          </table:table-cell>
          <table:table-cell table:style-name="ce187" office:value-type="float" office:value="136206" calcext:value-type="float">
            <text:p>13620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" calcext:value-type="float">
            <text:p>2</text:p>
          </table:table-cell>
          <table:table-cell table:style-name="ce188" office:value-type="float" office:value="22254" calcext:value-type="float">
            <text:p>2225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-APESHAG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4" calcext:value-type="float">
            <text:p>4</text:p>
          </table:table-cell>
          <table:table-cell table:style-name="ce189" office:value-type="float" office:value="124203" calcext:value-type="float">
            <text:p>12420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-APESHP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190" office:value-type="float" office:value="2783" calcext:value-type="float">
            <text:p>278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-ASSD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4" calcext:value-type="float">
            <text:p>4</text:p>
          </table:table-cell>
          <table:table-cell table:style-name="ce191" office:value-type="float" office:value="73354" calcext:value-type="float">
            <text:p>7335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-EIHBG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3" calcext:value-type="float">
            <text:p>3</text:p>
          </table:table-cell>
          <table:table-cell table:style-name="ce192" office:value-type="float" office:value="5316" calcext:value-type="float">
            <text:p>531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CSBS-EPES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193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8214" calcext:value-type="float">
            <text:p>18214</text:p>
          </table:table-cell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" calcext:value-type="float">
            <text:p>5</text:p>
          </table:table-cell>
          <table:table-cell table:style-name="ce194" office:value-type="float" office:value="18214" calcext:value-type="float">
            <text:p>18214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56407" calcext:value-type="float">
            <text:p>56407</text:p>
          </table:table-cell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195" office:value-type="float" office:value="58038" calcext:value-type="float">
            <text:p>5803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17" calcext:value-type="float">
            <text:p>2117</text:p>
          </table:table-cell>
          <table:table-cell/>
          <table:table-cell table:style-name="ce5" office:value-type="string" calcext:value-type="string">
            <text:p>CTC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2</text:p>
          </table:table-cell>
          <table:table-cell table:style-name="ce196" office:value-type="float" office:value="5668" calcext:value-type="float">
            <text:p>566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243240" calcext:value-type="float">
            <text:p>243240</text:p>
          </table:table-cell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42" calcext:value-type="float">
            <text:p>42</text:p>
          </table:table-cell>
          <table:table-cell table:style-name="ce197" office:value-type="float" office:value="241339" calcext:value-type="float">
            <text:p>24133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162842" calcext:value-type="float">
            <text:p>162842</text:p>
          </table:table-cell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8" calcext:value-type="float">
            <text:p>38</text:p>
          </table:table-cell>
          <table:table-cell table:style-name="ce198" office:value-type="float" office:value="160089" calcext:value-type="float">
            <text:p>16008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175320" calcext:value-type="float">
            <text:p>175320</text:p>
          </table:table-cell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33" calcext:value-type="float">
            <text:p>33</text:p>
          </table:table-cell>
          <table:table-cell table:style-name="ce199" office:value-type="float" office:value="157018" calcext:value-type="float">
            <text:p>15701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0010" calcext:value-type="float">
            <text:p>40010</text:p>
          </table:table-cell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7" calcext:value-type="float">
            <text:p>17</text:p>
          </table:table-cell>
          <table:table-cell table:style-name="ce200" office:value-type="float" office:value="48263" calcext:value-type="float">
            <text:p>4826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978" calcext:value-type="float">
            <text:p>5978</text:p>
          </table:table-cell>
          <table:table-cell/>
          <table:table-cell table:style-name="ce5" office:value-type="string" calcext:value-type="string">
            <text:p>CTCD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" calcext:value-type="float">
            <text:p>2</text:p>
          </table:table-cell>
          <table:table-cell table:style-name="ce201" office:value-type="float" office:value="6187" calcext:value-type="float">
            <text:p>618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375" calcext:value-type="float">
            <text:p>1375</text:p>
          </table:table-cell>
          <table:table-cell table:style-name="ce5" office:value-type="float" office:value="312418" calcext:value-type="float">
            <text:p>312418</text:p>
          </table:table-cell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" calcext:value-type="float">
            <text:p>7</text:p>
          </table:table-cell>
          <table:table-cell table:style-name="ce202" office:value-type="float" office:value="236918" calcext:value-type="float">
            <text:p>23691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224738" calcext:value-type="float">
            <text:p>224738</text:p>
          </table:table-cell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6" calcext:value-type="float">
            <text:p>16</text:p>
          </table:table-cell>
          <table:table-cell table:style-name="ce203" office:value-type="float" office:value="171934" calcext:value-type="float">
            <text:p>171934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75" calcext:value-type="float">
            <text:p>3475</text:p>
          </table:table-cell>
          <table:table-cell/>
          <table:table-cell table:style-name="ce5" office:value-type="string" calcext:value-type="string">
            <text:p>CVO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" calcext:value-type="float">
            <text:p>2</text:p>
          </table:table-cell>
          <table:table-cell table:style-name="ce204" office:value-type="float" office:value="8084" calcext:value-type="float">
            <text:p>808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AOPJA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205" office:value-type="float" office:value="38380" calcext:value-type="float">
            <text:p>3838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APPA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206" office:value-type="float" office:value="1076" calcext:value-type="float">
            <text:p>107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APPA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207" office:value-type="float" office:value="6596" calcext:value-type="float">
            <text:p>659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APP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208" office:value-type="float" office:value="5445" calcext:value-type="float">
            <text:p>5445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EPTD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9" calcext:value-type="float">
            <text:p>9</text:p>
          </table:table-cell>
          <table:table-cell table:style-name="ce209" office:value-type="float" office:value="65689" calcext:value-type="float">
            <text:p>6568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EPTD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" calcext:value-type="float">
            <text:p>3</text:p>
          </table:table-cell>
          <table:table-cell table:style-name="ce210" office:value-type="float" office:value="56296" calcext:value-type="float">
            <text:p>5629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IAPH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211" office:value-type="float" office:value="12348" calcext:value-type="float">
            <text:p>1234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IAPH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212" office:value-type="float" office:value="9354" calcext:value-type="float">
            <text:p>935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IAPH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4" calcext:value-type="float">
            <text:p>4</text:p>
          </table:table-cell>
          <table:table-cell table:style-name="ce213" office:value-type="float" office:value="45577" calcext:value-type="float">
            <text:p>4557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EIVEIASA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1" calcext:value-type="float">
            <text:p>11</text:p>
          </table:table-cell>
          <table:table-cell table:style-name="ce214" office:value-type="float" office:value="32982" calcext:value-type="float">
            <text:p>3298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FPGYS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1" calcext:value-type="float">
            <text:p>21</text:p>
          </table:table-cell>
          <table:table-cell table:style-name="ce215" office:value-type="float" office:value="23897" calcext:value-type="float">
            <text:p>2389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FPGYS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4" calcext:value-type="float">
            <text:p>4</text:p>
          </table:table-cell>
          <table:table-cell table:style-name="ce216" office:value-type="float" office:value="11070" calcext:value-type="float">
            <text:p>1107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64082" calcext:value-type="float">
            <text:p>64082</text:p>
          </table:table-cell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" calcext:value-type="float">
            <text:p>7</text:p>
          </table:table-cell>
          <table:table-cell table:style-name="ce217" office:value-type="float" office:value="64337" calcext:value-type="float">
            <text:p>6433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96622" calcext:value-type="float">
            <text:p>96622</text:p>
          </table:table-cell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9" calcext:value-type="float">
            <text:p>9</text:p>
          </table:table-cell>
          <table:table-cell table:style-name="ce218" office:value-type="float" office:value="88427" calcext:value-type="float">
            <text:p>8842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65281" calcext:value-type="float">
            <text:p>65281</text:p>
          </table:table-cell>
          <table:table-cell/>
          <table:table-cell table:style-name="ce5" office:value-type="string" calcext:value-type="string">
            <text:p>IAAP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6" calcext:value-type="float">
            <text:p>6</text:p>
          </table:table-cell>
          <table:table-cell table:style-name="ce219" office:value-type="float" office:value="20955" calcext:value-type="float">
            <text:p>2095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AAP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55" calcext:value-type="float">
            <text:p>855</text:p>
          </table:table-cell>
          <table:table-cell/>
          <table:table-cell table:style-name="ce9" table:number-columns-repeated="3"/>
          <table:table-cell table:style-name="ce220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AAP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8075" calcext:value-type="float">
            <text:p>18075</text:p>
          </table:table-cell>
          <table:table-cell/>
          <table:table-cell table:style-name="ce9" table:number-columns-repeated="3"/>
          <table:table-cell table:style-name="ce221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AAP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7303" calcext:value-type="float">
            <text:p>27303</text:p>
          </table:table-cell>
          <table:table-cell/>
          <table:table-cell table:style-name="ce9" table:number-columns-repeated="3"/>
          <table:table-cell table:style-name="ce222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58924" calcext:value-type="float">
            <text:p>58924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6" calcext:value-type="float">
            <text:p>6</text:p>
          </table:table-cell>
          <table:table-cell table:style-name="ce223" office:value-type="float" office:value="61503" calcext:value-type="float">
            <text:p>6150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7705" calcext:value-type="float">
            <text:p>67705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5" calcext:value-type="float">
            <text:p>5</text:p>
          </table:table-cell>
          <table:table-cell table:style-name="ce224" office:value-type="float" office:value="67705" calcext:value-type="float">
            <text:p>6770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476" calcext:value-type="float">
            <text:p>7476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" calcext:value-type="float">
            <text:p>2</text:p>
          </table:table-cell>
          <table:table-cell table:style-name="ce225" office:value-type="float" office:value="7476" calcext:value-type="float">
            <text:p>7476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43809" calcext:value-type="float">
            <text:p>43809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5" calcext:value-type="float">
            <text:p>5</text:p>
          </table:table-cell>
          <table:table-cell table:style-name="ce226" office:value-type="float" office:value="43809" calcext:value-type="float">
            <text:p>4380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6551" calcext:value-type="float">
            <text:p>26551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4" calcext:value-type="float">
            <text:p>4</text:p>
          </table:table-cell>
          <table:table-cell table:style-name="ce227" office:value-type="float" office:value="26551" calcext:value-type="float">
            <text:p>2655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50212" calcext:value-type="float">
            <text:p>50212</text:p>
          </table:table-cell>
          <table:table-cell/>
          <table:table-cell table:style-name="ce5" office:value-type="string" calcext:value-type="string">
            <text:p>IAJ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" calcext:value-type="float">
            <text:p>9</text:p>
          </table:table-cell>
          <table:table-cell table:style-name="ce228" office:value-type="float" office:value="39225" calcext:value-type="float">
            <text:p>3922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12290" calcext:value-type="float">
            <text:p>112290</text:p>
          </table:table-cell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4" calcext:value-type="float">
            <text:p>14</text:p>
          </table:table-cell>
          <table:table-cell table:style-name="ce229" office:value-type="float" office:value="115630" calcext:value-type="float">
            <text:p>115630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79808" calcext:value-type="float">
            <text:p>79808</text:p>
          </table:table-cell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7" calcext:value-type="float">
            <text:p>7</text:p>
          </table:table-cell>
          <table:table-cell table:style-name="ce230" office:value-type="float" office:value="67182" calcext:value-type="float">
            <text:p>67182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35755" calcext:value-type="float">
            <text:p>35755</text:p>
          </table:table-cell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8" calcext:value-type="float">
            <text:p>8</text:p>
          </table:table-cell>
          <table:table-cell table:style-name="ce231" office:value-type="float" office:value="27413" calcext:value-type="float">
            <text:p>27413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147" calcext:value-type="float">
            <text:p>1147</text:p>
          </table:table-cell>
          <table:table-cell table:style-name="ce5" office:value-type="float" office:value="167793" calcext:value-type="float">
            <text:p>167793</text:p>
          </table:table-cell>
          <table:table-cell/>
          <table:table-cell table:style-name="ce5" office:value-type="string" calcext:value-type="string">
            <text:p>IAM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232" office:value-type="float" office:value="115517" calcext:value-type="float">
            <text:p>115517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DEA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350" calcext:value-type="float">
            <text:p>8350</text:p>
          </table:table-cell>
          <table:table-cell/>
          <table:table-cell table:style-name="ce9" table:number-columns-repeated="3"/>
          <table:table-cell table:style-name="ce234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4405" calcext:value-type="float">
            <text:p>34405</text:p>
          </table:table-cell>
          <table:table-cell/>
          <table:table-cell table:style-name="ce9" table:number-columns-repeated="3"/>
          <table:table-cell table:style-name="ce235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77109" calcext:value-type="float">
            <text:p>77109</text:p>
          </table:table-cell>
          <table:table-cell/>
          <table:table-cell table:style-name="ce9" table:number-columns-repeated="3"/>
          <table:table-cell table:style-name="ce236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1165" calcext:value-type="float">
            <text:p>21165</text:p>
          </table:table-cell>
          <table:table-cell/>
          <table:table-cell table:style-name="ce9" table:number-columns-repeated="3"/>
          <table:table-cell table:style-name="ce23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3982" calcext:value-type="float">
            <text:p>23982</text:p>
          </table:table-cell>
          <table:table-cell/>
          <table:table-cell table:style-name="ce9" table:number-columns-repeated="3"/>
          <table:table-cell table:style-name="ce238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E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70139" calcext:value-type="float">
            <text:p>70139</text:p>
          </table:table-cell>
          <table:table-cell/>
          <table:table-cell table:style-name="ce9" table:number-columns-repeated="3"/>
          <table:table-cell table:style-name="ce23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853" calcext:value-type="float">
            <text:p>853</text:p>
          </table:table-cell>
          <table:table-cell table:style-name="ce6" office:value-type="float" office:value="175514" calcext:value-type="float">
            <text:p>175514</text:p>
          </table:table-cell>
          <table:table-cell/>
          <table:table-cell table:style-name="ce9" table:number-columns-repeated="3"/>
          <table:table-cell table:style-name="ce240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1013" calcext:value-type="float">
            <text:p>1013</text:p>
          </table:table-cell>
          <table:table-cell table:style-name="ce6" office:value-type="float" office:value="292471" calcext:value-type="float">
            <text:p>292471</text:p>
          </table:table-cell>
          <table:table-cell/>
          <table:table-cell table:style-name="ce9" table:number-columns-repeated="3"/>
          <table:table-cell table:style-name="ce241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63563" calcext:value-type="float">
            <text:p>163563</text:p>
          </table:table-cell>
          <table:table-cell/>
          <table:table-cell table:style-name="ce9" table:number-columns-repeated="3"/>
          <table:table-cell table:style-name="ce242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89238" calcext:value-type="float">
            <text:p>89238</text:p>
          </table:table-cell>
          <table:table-cell/>
          <table:table-cell table:style-name="ce9" table:number-columns-repeated="3"/>
          <table:table-cell table:style-name="ce243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86228" calcext:value-type="float">
            <text:p>86228</text:p>
          </table:table-cell>
          <table:table-cell/>
          <table:table-cell table:style-name="ce9" table:number-columns-repeated="3"/>
          <table:table-cell table:style-name="ce244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FAP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156022" calcext:value-type="float">
            <text:p>156022</text:p>
          </table:table-cell>
          <table:table-cell/>
          <table:table-cell table:style-name="ce9" table:number-columns-repeated="3"/>
          <table:table-cell table:style-name="ce245"/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2" calcext:value-type="float">
            <text:p>12</text:p>
          </table:table-cell>
          <table:table-cell table:style-name="ce246" office:value-type="float" office:value="190439" calcext:value-type="float">
            <text:p>19043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9" calcext:value-type="float">
            <text:p>9</text:p>
          </table:table-cell>
          <table:table-cell table:style-name="ce247" office:value-type="float" office:value="280930" calcext:value-type="float">
            <text:p>280930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2" calcext:value-type="float">
            <text:p>12</text:p>
          </table:table-cell>
          <table:table-cell table:style-name="ce248" office:value-type="float" office:value="158774" calcext:value-type="float">
            <text:p>15877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7" calcext:value-type="float">
            <text:p>7</text:p>
          </table:table-cell>
          <table:table-cell table:style-name="ce249" office:value-type="float" office:value="89529" calcext:value-type="float">
            <text:p>8952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0" calcext:value-type="float">
            <text:p>10</text:p>
          </table:table-cell>
          <table:table-cell table:style-name="ce250" office:value-type="float" office:value="88898" calcext:value-type="float">
            <text:p>8889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6" calcext:value-type="float">
            <text:p>6</text:p>
          </table:table-cell>
          <table:table-cell table:style-name="ce251" office:value-type="float" office:value="170308" calcext:value-type="float">
            <text:p>17030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FAPA-INF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" calcext:value-type="float">
            <text:p>3</text:p>
          </table:table-cell>
          <table:table-cell table:style-name="ce252" office:value-type="float" office:value="6546" calcext:value-type="float">
            <text:p>6546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MABIS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6" calcext:value-type="float">
            <text:p>6</text:p>
          </table:table-cell>
          <table:table-cell table:style-name="ce253" office:value-type="float" office:value="6894" calcext:value-type="float">
            <text:p>6894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IMABI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06" calcext:value-type="float">
            <text:p>706</text:p>
          </table:table-cell>
          <table:table-cell/>
          <table:table-cell table:style-name="ce5" office:value-type="string" calcext:value-type="string">
            <text:p>IMABI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4</text:p>
          </table:table-cell>
          <table:table-cell table:style-name="ce254" office:value-type="float" office:value="2493" calcext:value-type="float">
            <text:p>249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ISE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255" office:value-type="float" office:value="705435" calcext:value-type="float">
            <text:p>705435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2732" calcext:value-type="float">
            <text:p>22732</text:p>
          </table:table-cell>
          <table:table-cell table:style-name="ce6" office:value-type="float" office:value="4517917" calcext:value-type="float">
            <text:p>4517917</text:p>
          </table:table-cell>
          <table:table-cell/>
          <table:table-cell table:style-name="ce9" table:number-columns-repeated="3"/>
          <table:table-cell table:style-name="ce256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6922" calcext:value-type="float">
            <text:p>6922</text:p>
          </table:table-cell>
          <table:table-cell table:style-name="ce6" office:value-type="float" office:value="1750453" calcext:value-type="float">
            <text:p>1750453</text:p>
          </table:table-cell>
          <table:table-cell/>
          <table:table-cell table:style-name="ce9" table:number-columns-repeated="3"/>
          <table:table-cell table:style-name="ce257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140" calcext:value-type="float">
            <text:p>16140</text:p>
          </table:table-cell>
          <table:table-cell/>
          <table:table-cell table:style-name="ce9" table:number-columns-repeated="3"/>
          <table:table-cell table:style-name="ce258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6869" calcext:value-type="float">
            <text:p>6869</text:p>
          </table:table-cell>
          <table:table-cell table:style-name="ce6" office:value-type="float" office:value="600771" calcext:value-type="float">
            <text:p>600771</text:p>
          </table:table-cell>
          <table:table-cell/>
          <table:table-cell table:style-name="ce9" table:number-columns-repeated="3"/>
          <table:table-cell table:style-name="ce259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20" calcext:value-type="float">
            <text:p>3720</text:p>
          </table:table-cell>
          <table:table-cell table:style-name="ce6" office:value-type="float" office:value="503940" calcext:value-type="float">
            <text:p>503940</text:p>
          </table:table-cell>
          <table:table-cell/>
          <table:table-cell table:style-name="ce9" table:number-columns-repeated="3"/>
          <table:table-cell table:style-name="ce260"/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JUST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112431" calcext:value-type="float">
            <text:p>112431</text:p>
          </table:table-cell>
          <table:table-cell/>
          <table:table-cell table:style-name="ce9" table:number-columns-repeated="3"/>
          <table:table-cell table:style-name="ce261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9235" calcext:value-type="float">
            <text:p>19235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6" calcext:value-type="float">
            <text:p>6</text:p>
          </table:table-cell>
          <table:table-cell table:style-name="ce262" office:value-type="float" office:value="21231" calcext:value-type="float">
            <text:p>2123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6550" calcext:value-type="float">
            <text:p>16550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2" calcext:value-type="float">
            <text:p>12</text:p>
          </table:table-cell>
          <table:table-cell table:style-name="ce263" office:value-type="float" office:value="45285" calcext:value-type="float">
            <text:p>45285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82" calcext:value-type="float">
            <text:p>1882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6" calcext:value-type="float">
            <text:p>6</text:p>
          </table:table-cell>
          <table:table-cell table:style-name="ce264" office:value-type="float" office:value="12347" calcext:value-type="float">
            <text:p>12347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28" calcext:value-type="float">
            <text:p>728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3" calcext:value-type="float">
            <text:p>3</text:p>
          </table:table-cell>
          <table:table-cell table:style-name="ce265" office:value-type="float" office:value="728" calcext:value-type="float">
            <text:p>72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81" calcext:value-type="float">
            <text:p>1081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266" office:value-type="float" office:value="1081" calcext:value-type="float">
            <text:p>108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5971" calcext:value-type="float">
            <text:p>25971</text:p>
          </table:table-cell>
          <table:table-cell/>
          <table:table-cell table:style-name="ce5" office:value-type="string" calcext:value-type="string">
            <text:p>PAG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" calcext:value-type="float">
            <text:p>10</text:p>
          </table:table-cell>
          <table:table-cell table:style-name="ce267" office:value-type="float" office:value="46918" calcext:value-type="float">
            <text:p>46918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SADESI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5" calcext:value-type="float">
            <text:p>5</text:p>
          </table:table-cell>
          <table:table-cell table:style-name="ce268" office:value-type="float" office:value="291463" calcext:value-type="float">
            <text:p>291463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SADESI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269" office:value-type="float" office:value="5904" calcext:value-type="float">
            <text:p>5904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SAE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" calcext:value-type="float">
            <text:p>2</text:p>
          </table:table-cell>
          <table:table-cell table:style-name="ce270" office:value-type="float" office:value="52429" calcext:value-type="float">
            <text:p>5242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483" calcext:value-type="float">
            <text:p>2483</text:p>
          </table:table-cell>
          <table:table-cell table:style-name="ce5" office:value-type="float" office:value="746423" calcext:value-type="float">
            <text:p>746423</text:p>
          </table:table-cell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7" calcext:value-type="float">
            <text:p>27</text:p>
          </table:table-cell>
          <table:table-cell table:style-name="ce271" office:value-type="float" office:value="749391" calcext:value-type="float">
            <text:p>749391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8244" calcext:value-type="float">
            <text:p>28244</text:p>
          </table:table-cell>
          <table:table-cell table:style-name="ce5" office:value-type="float" office:value="4660285" calcext:value-type="float">
            <text:p>4660285</text:p>
          </table:table-cell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61" calcext:value-type="float">
            <text:p>61</text:p>
          </table:table-cell>
          <table:table-cell table:style-name="ce272" office:value-type="float" office:value="8178089" calcext:value-type="float">
            <text:p>8178089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148478" calcext:value-type="float">
            <text:p>148478</text:p>
          </table:table-cell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37" calcext:value-type="float">
            <text:p>37</text:p>
          </table:table-cell>
          <table:table-cell table:style-name="ce273" office:value-type="float" office:value="276048" calcext:value-type="float">
            <text:p>276048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970" calcext:value-type="float">
            <text:p>2970</text:p>
          </table:table-cell>
          <table:table-cell/>
          <table:table-cell table:style-name="ce5" office:value-type="string" calcext:value-type="string">
            <text:p>SAS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33" calcext:value-type="float">
            <text:p>33</text:p>
          </table:table-cell>
          <table:table-cell table:style-name="ce274" office:value-type="float" office:value="3567779" calcext:value-type="float">
            <text:p>3567779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SAS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0" calcext:value-type="float">
            <text:p>10</text:p>
          </table:table-cell>
          <table:table-cell table:style-name="ce275" office:value-type="float" office:value="908992" calcext:value-type="float">
            <text:p>908992</text:p>
          </table:table-cell>
          <table:table-cell table:number-columns-repeated="1014"/>
        </table:table-row>
        <table:table-row table:style-name="ro3">
          <table:table-cell/>
          <table:table-cell table:style-name="ce4" table:number-columns-repeated="4"/>
          <table:table-cell/>
          <table:table-cell table:style-name="ce8" office:value-type="string" calcext:value-type="string">
            <text:p>SAS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5" calcext:value-type="float">
            <text:p>15</text:p>
          </table:table-cell>
          <table:table-cell table:style-name="ce276" office:value-type="float" office:value="409797" calcext:value-type="float">
            <text:p>409797</text:p>
          </table:table-cell>
          <table:table-cell table:number-columns-repeated="1014"/>
        </table:table-row>
        <table:table-row table:style-name="ro1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E5:Hoja1.E5">
            <calcext:condition calcext:apply-style-name="rojo" calcext:value="!=[$Hoja1.$E5]" calcext:base-cell-address="Hoja1.E5"/>
          </calcext:conditional-format>
          <calcext:conditional-format calcext:target-range-address="Hoja1.J5:Hoja1.J5">
            <calcext:condition calcext:apply-style-name="rojo" calcext:value="!=[$Hoja1.$E5]" calcext:base-cell-address="Hoja1.J5"/>
          </calcext:conditional-format>
          <calcext:conditional-format calcext:target-range-address="Hoja1.J6:Hoja1.J6">
            <calcext:condition calcext:apply-style-name="rojo" calcext:value="!=[$Hoja1.$E6]" calcext:base-cell-address="Hoja1.J6"/>
          </calcext:conditional-format>
          <calcext:conditional-format calcext:target-range-address="Hoja1.J7:Hoja1.J7">
            <calcext:condition calcext:apply-style-name="rojo" calcext:value="!=[$Hoja1.$E7]" calcext:base-cell-address="Hoja1.J7"/>
          </calcext:conditional-format>
          <calcext:conditional-format calcext:target-range-address="Hoja1.J8:Hoja1.J8">
            <calcext:condition calcext:apply-style-name="rojo" calcext:value="!=[$Hoja1.$E8]" calcext:base-cell-address="Hoja1.J8"/>
          </calcext:conditional-format>
          <calcext:conditional-format calcext:target-range-address="Hoja1.J9:Hoja1.J9">
            <calcext:condition calcext:apply-style-name="rojo" calcext:value="!=[$Hoja1.$E9]" calcext:base-cell-address="Hoja1.J9"/>
          </calcext:conditional-format>
          <calcext:conditional-format calcext:target-range-address="Hoja1.J10:Hoja1.J10">
            <calcext:condition calcext:apply-style-name="rojo" calcext:value="!=[$Hoja1.$E10]" calcext:base-cell-address="Hoja1.J10"/>
          </calcext:conditional-format>
          <calcext:conditional-format calcext:target-range-address="Hoja1.J11:Hoja1.J11">
            <calcext:condition calcext:apply-style-name="rojo" calcext:value="!=[$Hoja1.$E11]" calcext:base-cell-address="Hoja1.J11"/>
          </calcext:conditional-format>
          <calcext:conditional-format calcext:target-range-address="Hoja1.J12:Hoja1.J12">
            <calcext:condition calcext:apply-style-name="rojo" calcext:value="!=[$Hoja1.$E12]" calcext:base-cell-address="Hoja1.J12"/>
          </calcext:conditional-format>
          <calcext:conditional-format calcext:target-range-address="Hoja1.J13:Hoja1.J13">
            <calcext:condition calcext:apply-style-name="rojo" calcext:value="!=[$Hoja1.$E13]" calcext:base-cell-address="Hoja1.J13"/>
          </calcext:conditional-format>
          <calcext:conditional-format calcext:target-range-address="Hoja1.J14:Hoja1.J14">
            <calcext:condition calcext:apply-style-name="rojo" calcext:value="!=[$Hoja1.$E14]" calcext:base-cell-address="Hoja1.J14"/>
          </calcext:conditional-format>
          <calcext:conditional-format calcext:target-range-address="Hoja1.J15:Hoja1.J15">
            <calcext:condition calcext:apply-style-name="rojo" calcext:value="!=[$Hoja1.$E15]" calcext:base-cell-address="Hoja1.J15"/>
          </calcext:conditional-format>
          <calcext:conditional-format calcext:target-range-address="Hoja1.J16:Hoja1.J16">
            <calcext:condition calcext:apply-style-name="rojo" calcext:value="!=[$Hoja1.$E16]" calcext:base-cell-address="Hoja1.J16"/>
          </calcext:conditional-format>
          <calcext:conditional-format calcext:target-range-address="Hoja1.J17:Hoja1.J17">
            <calcext:condition calcext:apply-style-name="rojo" calcext:value="!=[$Hoja1.$E17]" calcext:base-cell-address="Hoja1.J17"/>
          </calcext:conditional-format>
          <calcext:conditional-format calcext:target-range-address="Hoja1.J18:Hoja1.J18">
            <calcext:condition calcext:apply-style-name="rojo" calcext:value="!=[$Hoja1.$E18]" calcext:base-cell-address="Hoja1.J18"/>
          </calcext:conditional-format>
          <calcext:conditional-format calcext:target-range-address="Hoja1.J19:Hoja1.J19">
            <calcext:condition calcext:apply-style-name="rojo" calcext:value="!=[$Hoja1.$E19]" calcext:base-cell-address="Hoja1.J19"/>
          </calcext:conditional-format>
          <calcext:conditional-format calcext:target-range-address="Hoja1.J20:Hoja1.J20">
            <calcext:condition calcext:apply-style-name="rojo" calcext:value="!=[$Hoja1.$E20]" calcext:base-cell-address="Hoja1.J20"/>
          </calcext:conditional-format>
          <calcext:conditional-format calcext:target-range-address="Hoja1.J22:Hoja1.J22">
            <calcext:condition calcext:apply-style-name="rojo" calcext:value="!=[$Hoja1.$E22]" calcext:base-cell-address="Hoja1.J22"/>
          </calcext:conditional-format>
          <calcext:conditional-format calcext:target-range-address="Hoja1.J25:Hoja1.J25">
            <calcext:condition calcext:apply-style-name="rojo" calcext:value="!=[$Hoja1.$E25]" calcext:base-cell-address="Hoja1.J25"/>
          </calcext:conditional-format>
          <calcext:conditional-format calcext:target-range-address="Hoja1.J28:Hoja1.J28">
            <calcext:condition calcext:apply-style-name="rojo" calcext:value="!=[$Hoja1.$E28]" calcext:base-cell-address="Hoja1.J28"/>
          </calcext:conditional-format>
          <calcext:conditional-format calcext:target-range-address="Hoja1.J30:Hoja1.J30">
            <calcext:condition calcext:apply-style-name="rojo" calcext:value="!=[$Hoja1.$E30]" calcext:base-cell-address="Hoja1.J30"/>
          </calcext:conditional-format>
          <calcext:conditional-format calcext:target-range-address="Hoja1.J31:Hoja1.J31">
            <calcext:condition calcext:apply-style-name="rojo" calcext:value="!=[$Hoja1.$E31]" calcext:base-cell-address="Hoja1.J31"/>
          </calcext:conditional-format>
          <calcext:conditional-format calcext:target-range-address="Hoja1.J32:Hoja1.J32">
            <calcext:condition calcext:apply-style-name="rojo" calcext:value="!=[$Hoja1.$E32]" calcext:base-cell-address="Hoja1.J32"/>
          </calcext:conditional-format>
          <calcext:conditional-format calcext:target-range-address="Hoja1.J33:Hoja1.J33">
            <calcext:condition calcext:apply-style-name="rojo" calcext:value="!=[$Hoja1.$E33]" calcext:base-cell-address="Hoja1.J33"/>
          </calcext:conditional-format>
          <calcext:conditional-format calcext:target-range-address="Hoja1.J34:Hoja1.J34">
            <calcext:condition calcext:apply-style-name="rojo" calcext:value="!=[$Hoja1.$E34]" calcext:base-cell-address="Hoja1.J34"/>
          </calcext:conditional-format>
          <calcext:conditional-format calcext:target-range-address="Hoja1.J35:Hoja1.J35">
            <calcext:condition calcext:apply-style-name="rojo" calcext:value="!=[$Hoja1.$E35]" calcext:base-cell-address="Hoja1.J35"/>
          </calcext:conditional-format>
          <calcext:conditional-format calcext:target-range-address="Hoja1.J36:Hoja1.J36">
            <calcext:condition calcext:apply-style-name="rojo" calcext:value="!=[$Hoja1.$E36]" calcext:base-cell-address="Hoja1.J36"/>
          </calcext:conditional-format>
          <calcext:conditional-format calcext:target-range-address="Hoja1.J37:Hoja1.J37">
            <calcext:condition calcext:apply-style-name="rojo" calcext:value="!=[$Hoja1.$E37]" calcext:base-cell-address="Hoja1.J37"/>
          </calcext:conditional-format>
          <calcext:conditional-format calcext:target-range-address="Hoja1.J38:Hoja1.J38">
            <calcext:condition calcext:apply-style-name="rojo" calcext:value="!=[$Hoja1.$E38]" calcext:base-cell-address="Hoja1.J38"/>
          </calcext:conditional-format>
          <calcext:conditional-format calcext:target-range-address="Hoja1.J39:Hoja1.J39">
            <calcext:condition calcext:apply-style-name="rojo" calcext:value="!=[$Hoja1.$E39]" calcext:base-cell-address="Hoja1.J39"/>
          </calcext:conditional-format>
          <calcext:conditional-format calcext:target-range-address="Hoja1.J41:Hoja1.J41">
            <calcext:condition calcext:apply-style-name="rojo" calcext:value="!=[$Hoja1.$E41]" calcext:base-cell-address="Hoja1.J41"/>
          </calcext:conditional-format>
          <calcext:conditional-format calcext:target-range-address="Hoja1.J42:Hoja1.J42">
            <calcext:condition calcext:apply-style-name="rojo" calcext:value="!=[$Hoja1.$E42]" calcext:base-cell-address="Hoja1.J42"/>
          </calcext:conditional-format>
          <calcext:conditional-format calcext:target-range-address="Hoja1.J46:Hoja1.J46">
            <calcext:condition calcext:apply-style-name="rojo" calcext:value="!=[$Hoja1.$E46]" calcext:base-cell-address="Hoja1.J46"/>
          </calcext:conditional-format>
          <calcext:conditional-format calcext:target-range-address="Hoja1.J47:Hoja1.J47">
            <calcext:condition calcext:apply-style-name="rojo" calcext:value="!=[$Hoja1.$E47]" calcext:base-cell-address="Hoja1.J47"/>
          </calcext:conditional-format>
          <calcext:conditional-format calcext:target-range-address="Hoja1.J48:Hoja1.J48">
            <calcext:condition calcext:apply-style-name="rojo" calcext:value="!=[$Hoja1.$E48]" calcext:base-cell-address="Hoja1.J48"/>
          </calcext:conditional-format>
          <calcext:conditional-format calcext:target-range-address="Hoja1.J49:Hoja1.J49">
            <calcext:condition calcext:apply-style-name="rojo" calcext:value="!=[$Hoja1.$E49]" calcext:base-cell-address="Hoja1.J49"/>
          </calcext:conditional-format>
          <calcext:conditional-format calcext:target-range-address="Hoja1.J50:Hoja1.J50">
            <calcext:condition calcext:apply-style-name="rojo" calcext:value="!=[$Hoja1.$E50]" calcext:base-cell-address="Hoja1.J50"/>
          </calcext:conditional-format>
          <calcext:conditional-format calcext:target-range-address="Hoja1.J51:Hoja1.J51">
            <calcext:condition calcext:apply-style-name="rojo" calcext:value="!=[$Hoja1.$E51]" calcext:base-cell-address="Hoja1.J51"/>
          </calcext:conditional-format>
          <calcext:conditional-format calcext:target-range-address="Hoja1.J52:Hoja1.J52">
            <calcext:condition calcext:apply-style-name="rojo" calcext:value="!=[$Hoja1.$E52]" calcext:base-cell-address="Hoja1.J52"/>
          </calcext:conditional-format>
          <calcext:conditional-format calcext:target-range-address="Hoja1.J53:Hoja1.J53">
            <calcext:condition calcext:apply-style-name="rojo" calcext:value="!=[$Hoja1.$E53]" calcext:base-cell-address="Hoja1.J53"/>
          </calcext:conditional-format>
          <calcext:conditional-format calcext:target-range-address="Hoja1.J54:Hoja1.J54">
            <calcext:condition calcext:apply-style-name="rojo" calcext:value="!=[$Hoja1.$E54]" calcext:base-cell-address="Hoja1.J54"/>
          </calcext:conditional-format>
          <calcext:conditional-format calcext:target-range-address="Hoja1.J55:Hoja1.J55">
            <calcext:condition calcext:apply-style-name="rojo" calcext:value="!=[$Hoja1.$E55]" calcext:base-cell-address="Hoja1.J55"/>
          </calcext:conditional-format>
          <calcext:conditional-format calcext:target-range-address="Hoja1.J56:Hoja1.J56">
            <calcext:condition calcext:apply-style-name="rojo" calcext:value="!=[$Hoja1.$E56]" calcext:base-cell-address="Hoja1.J56"/>
          </calcext:conditional-format>
          <calcext:conditional-format calcext:target-range-address="Hoja1.J57:Hoja1.J57">
            <calcext:condition calcext:apply-style-name="rojo" calcext:value="!=[$Hoja1.$E57]" calcext:base-cell-address="Hoja1.J57"/>
          </calcext:conditional-format>
          <calcext:conditional-format calcext:target-range-address="Hoja1.J58:Hoja1.J58">
            <calcext:condition calcext:apply-style-name="rojo" calcext:value="!=[$Hoja1.$E58]" calcext:base-cell-address="Hoja1.J58"/>
          </calcext:conditional-format>
          <calcext:conditional-format calcext:target-range-address="Hoja1.J59:Hoja1.J59">
            <calcext:condition calcext:apply-style-name="rojo" calcext:value="!=[$Hoja1.$E59]" calcext:base-cell-address="Hoja1.J59"/>
          </calcext:conditional-format>
          <calcext:conditional-format calcext:target-range-address="Hoja1.J60:Hoja1.J60">
            <calcext:condition calcext:apply-style-name="rojo" calcext:value="!=[$Hoja1.$E60]" calcext:base-cell-address="Hoja1.J60"/>
          </calcext:conditional-format>
          <calcext:conditional-format calcext:target-range-address="Hoja1.J61:Hoja1.J61">
            <calcext:condition calcext:apply-style-name="rojo" calcext:value="!=[$Hoja1.$E61]" calcext:base-cell-address="Hoja1.J61"/>
          </calcext:conditional-format>
          <calcext:conditional-format calcext:target-range-address="Hoja1.J62:Hoja1.J62">
            <calcext:condition calcext:apply-style-name="rojo" calcext:value="!=[$Hoja1.$E62]" calcext:base-cell-address="Hoja1.J62"/>
          </calcext:conditional-format>
          <calcext:conditional-format calcext:target-range-address="Hoja1.J63:Hoja1.J63">
            <calcext:condition calcext:apply-style-name="rojo" calcext:value="!=[$Hoja1.$E63]" calcext:base-cell-address="Hoja1.J63"/>
          </calcext:conditional-format>
          <calcext:conditional-format calcext:target-range-address="Hoja1.J64:Hoja1.J64">
            <calcext:condition calcext:apply-style-name="rojo" calcext:value="!=[$Hoja1.$E64]" calcext:base-cell-address="Hoja1.J64"/>
          </calcext:conditional-format>
          <calcext:conditional-format calcext:target-range-address="Hoja1.J65:Hoja1.J65">
            <calcext:condition calcext:apply-style-name="rojo" calcext:value="!=[$Hoja1.$E65]" calcext:base-cell-address="Hoja1.J65"/>
          </calcext:conditional-format>
          <calcext:conditional-format calcext:target-range-address="Hoja1.J66:Hoja1.J66">
            <calcext:condition calcext:apply-style-name="rojo" calcext:value="!=[$Hoja1.$E66]" calcext:base-cell-address="Hoja1.J66"/>
          </calcext:conditional-format>
          <calcext:conditional-format calcext:target-range-address="Hoja1.J67:Hoja1.J67">
            <calcext:condition calcext:apply-style-name="rojo" calcext:value="!=[$Hoja1.$E67]" calcext:base-cell-address="Hoja1.J67"/>
          </calcext:conditional-format>
          <calcext:conditional-format calcext:target-range-address="Hoja1.J68:Hoja1.J68">
            <calcext:condition calcext:apply-style-name="rojo" calcext:value="!=[$Hoja1.$E68]" calcext:base-cell-address="Hoja1.J68"/>
          </calcext:conditional-format>
          <calcext:conditional-format calcext:target-range-address="Hoja1.J69:Hoja1.J69">
            <calcext:condition calcext:apply-style-name="rojo" calcext:value="!=[$Hoja1.$E69]" calcext:base-cell-address="Hoja1.J69"/>
          </calcext:conditional-format>
          <calcext:conditional-format calcext:target-range-address="Hoja1.J70:Hoja1.J70">
            <calcext:condition calcext:apply-style-name="rojo" calcext:value="!=[$Hoja1.$E70]" calcext:base-cell-address="Hoja1.J70"/>
          </calcext:conditional-format>
          <calcext:conditional-format calcext:target-range-address="Hoja1.J71:Hoja1.J71">
            <calcext:condition calcext:apply-style-name="rojo" calcext:value="!=[$Hoja1.$E71]" calcext:base-cell-address="Hoja1.J71"/>
          </calcext:conditional-format>
          <calcext:conditional-format calcext:target-range-address="Hoja1.J72:Hoja1.J72">
            <calcext:condition calcext:apply-style-name="rojo" calcext:value="!=[$Hoja1.$E72]" calcext:base-cell-address="Hoja1.J72"/>
          </calcext:conditional-format>
          <calcext:conditional-format calcext:target-range-address="Hoja1.J73:Hoja1.J73">
            <calcext:condition calcext:apply-style-name="rojo" calcext:value="!=[$Hoja1.$E73]" calcext:base-cell-address="Hoja1.J73"/>
          </calcext:conditional-format>
          <calcext:conditional-format calcext:target-range-address="Hoja1.J74:Hoja1.J74">
            <calcext:condition calcext:apply-style-name="rojo" calcext:value="!=[$Hoja1.$E74]" calcext:base-cell-address="Hoja1.J74"/>
          </calcext:conditional-format>
          <calcext:conditional-format calcext:target-range-address="Hoja1.J75:Hoja1.J75">
            <calcext:condition calcext:apply-style-name="rojo" calcext:value="!=[$Hoja1.$E75]" calcext:base-cell-address="Hoja1.J75"/>
          </calcext:conditional-format>
          <calcext:conditional-format calcext:target-range-address="Hoja1.J76:Hoja1.J76">
            <calcext:condition calcext:apply-style-name="rojo" calcext:value="!=[$Hoja1.$E76]" calcext:base-cell-address="Hoja1.J76"/>
          </calcext:conditional-format>
          <calcext:conditional-format calcext:target-range-address="Hoja1.J77:Hoja1.J77">
            <calcext:condition calcext:apply-style-name="rojo" calcext:value="!=[$Hoja1.$E77]" calcext:base-cell-address="Hoja1.J77"/>
          </calcext:conditional-format>
          <calcext:conditional-format calcext:target-range-address="Hoja1.J78:Hoja1.J78">
            <calcext:condition calcext:apply-style-name="rojo" calcext:value="!=[$Hoja1.$E78]" calcext:base-cell-address="Hoja1.J78"/>
          </calcext:conditional-format>
          <calcext:conditional-format calcext:target-range-address="Hoja1.J79:Hoja1.J79">
            <calcext:condition calcext:apply-style-name="rojo" calcext:value="!=[$Hoja1.$E79]" calcext:base-cell-address="Hoja1.J79"/>
          </calcext:conditional-format>
          <calcext:conditional-format calcext:target-range-address="Hoja1.J80:Hoja1.J80">
            <calcext:condition calcext:apply-style-name="rojo" calcext:value="!=[$Hoja1.$E80]" calcext:base-cell-address="Hoja1.J80"/>
          </calcext:conditional-format>
          <calcext:conditional-format calcext:target-range-address="Hoja1.J81:Hoja1.J81">
            <calcext:condition calcext:apply-style-name="rojo" calcext:value="!=[$Hoja1.$E81]" calcext:base-cell-address="Hoja1.J81"/>
          </calcext:conditional-format>
          <calcext:conditional-format calcext:target-range-address="Hoja1.J82:Hoja1.J82">
            <calcext:condition calcext:apply-style-name="rojo" calcext:value="!=[$Hoja1.$E82]" calcext:base-cell-address="Hoja1.J82"/>
          </calcext:conditional-format>
          <calcext:conditional-format calcext:target-range-address="Hoja1.J83:Hoja1.J83">
            <calcext:condition calcext:apply-style-name="rojo" calcext:value="!=[$Hoja1.$E83]" calcext:base-cell-address="Hoja1.J83"/>
          </calcext:conditional-format>
          <calcext:conditional-format calcext:target-range-address="Hoja1.J84:Hoja1.J84">
            <calcext:condition calcext:apply-style-name="rojo" calcext:value="!=[$Hoja1.$E84]" calcext:base-cell-address="Hoja1.J84"/>
          </calcext:conditional-format>
          <calcext:conditional-format calcext:target-range-address="Hoja1.J85:Hoja1.J85">
            <calcext:condition calcext:apply-style-name="rojo" calcext:value="!=[$Hoja1.$E85]" calcext:base-cell-address="Hoja1.J85"/>
          </calcext:conditional-format>
          <calcext:conditional-format calcext:target-range-address="Hoja1.J86:Hoja1.J86">
            <calcext:condition calcext:apply-style-name="rojo" calcext:value="!=[$Hoja1.$E86]" calcext:base-cell-address="Hoja1.J86"/>
          </calcext:conditional-format>
          <calcext:conditional-format calcext:target-range-address="Hoja1.J87:Hoja1.J87">
            <calcext:condition calcext:apply-style-name="rojo" calcext:value="!=[$Hoja1.$E87]" calcext:base-cell-address="Hoja1.J87"/>
          </calcext:conditional-format>
          <calcext:conditional-format calcext:target-range-address="Hoja1.J88:Hoja1.J88">
            <calcext:condition calcext:apply-style-name="rojo" calcext:value="!=[$Hoja1.$E88]" calcext:base-cell-address="Hoja1.J88"/>
          </calcext:conditional-format>
          <calcext:conditional-format calcext:target-range-address="Hoja1.J89:Hoja1.J89">
            <calcext:condition calcext:apply-style-name="rojo" calcext:value="!=[$Hoja1.$E89]" calcext:base-cell-address="Hoja1.J89"/>
          </calcext:conditional-format>
          <calcext:conditional-format calcext:target-range-address="Hoja1.J90:Hoja1.J90">
            <calcext:condition calcext:apply-style-name="rojo" calcext:value="!=[$Hoja1.$E90]" calcext:base-cell-address="Hoja1.J90"/>
          </calcext:conditional-format>
          <calcext:conditional-format calcext:target-range-address="Hoja1.J91:Hoja1.J91">
            <calcext:condition calcext:apply-style-name="rojo" calcext:value="!=[$Hoja1.$E91]" calcext:base-cell-address="Hoja1.J91"/>
          </calcext:conditional-format>
          <calcext:conditional-format calcext:target-range-address="Hoja1.J92:Hoja1.J92">
            <calcext:condition calcext:apply-style-name="rojo" calcext:value="!=[$Hoja1.$E92]" calcext:base-cell-address="Hoja1.J92"/>
          </calcext:conditional-format>
          <calcext:conditional-format calcext:target-range-address="Hoja1.J93:Hoja1.J93">
            <calcext:condition calcext:apply-style-name="rojo" calcext:value="!=[$Hoja1.$E93]" calcext:base-cell-address="Hoja1.J93"/>
          </calcext:conditional-format>
          <calcext:conditional-format calcext:target-range-address="Hoja1.J94:Hoja1.J94">
            <calcext:condition calcext:apply-style-name="rojo" calcext:value="!=[$Hoja1.$E94]" calcext:base-cell-address="Hoja1.J94"/>
          </calcext:conditional-format>
          <calcext:conditional-format calcext:target-range-address="Hoja1.J95:Hoja1.J95">
            <calcext:condition calcext:apply-style-name="rojo" calcext:value="!=[$Hoja1.$E95]" calcext:base-cell-address="Hoja1.J95"/>
          </calcext:conditional-format>
          <calcext:conditional-format calcext:target-range-address="Hoja1.J96:Hoja1.J96">
            <calcext:condition calcext:apply-style-name="rojo" calcext:value="!=[$Hoja1.$E96]" calcext:base-cell-address="Hoja1.J96"/>
          </calcext:conditional-format>
          <calcext:conditional-format calcext:target-range-address="Hoja1.J97:Hoja1.J97">
            <calcext:condition calcext:apply-style-name="rojo" calcext:value="!=[$Hoja1.$E97]" calcext:base-cell-address="Hoja1.J97"/>
          </calcext:conditional-format>
          <calcext:conditional-format calcext:target-range-address="Hoja1.J98:Hoja1.J98">
            <calcext:condition calcext:apply-style-name="rojo" calcext:value="!=[$Hoja1.$E98]" calcext:base-cell-address="Hoja1.J98"/>
          </calcext:conditional-format>
          <calcext:conditional-format calcext:target-range-address="Hoja1.J99:Hoja1.J99">
            <calcext:condition calcext:apply-style-name="rojo" calcext:value="!=[$Hoja1.$E99]" calcext:base-cell-address="Hoja1.J99"/>
          </calcext:conditional-format>
          <calcext:conditional-format calcext:target-range-address="Hoja1.J100:Hoja1.J100">
            <calcext:condition calcext:apply-style-name="rojo" calcext:value="!=[$Hoja1.$E100]" calcext:base-cell-address="Hoja1.J100"/>
          </calcext:conditional-format>
          <calcext:conditional-format calcext:target-range-address="Hoja1.J101:Hoja1.J101">
            <calcext:condition calcext:apply-style-name="rojo" calcext:value="!=[$Hoja1.$E101]" calcext:base-cell-address="Hoja1.J101"/>
          </calcext:conditional-format>
          <calcext:conditional-format calcext:target-range-address="Hoja1.J102:Hoja1.J102">
            <calcext:condition calcext:apply-style-name="rojo" calcext:value="!=[$Hoja1.$E102]" calcext:base-cell-address="Hoja1.J102"/>
          </calcext:conditional-format>
          <calcext:conditional-format calcext:target-range-address="Hoja1.J104:Hoja1.J104">
            <calcext:condition calcext:apply-style-name="rojo" calcext:value="!=[$Hoja1.$E104]" calcext:base-cell-address="Hoja1.J104"/>
          </calcext:conditional-format>
          <calcext:conditional-format calcext:target-range-address="Hoja1.J105:Hoja1.J105">
            <calcext:condition calcext:apply-style-name="rojo" calcext:value="!=[$Hoja1.$E105]" calcext:base-cell-address="Hoja1.J105"/>
          </calcext:conditional-format>
          <calcext:conditional-format calcext:target-range-address="Hoja1.J106:Hoja1.J106">
            <calcext:condition calcext:apply-style-name="rojo" calcext:value="!=[$Hoja1.$E106]" calcext:base-cell-address="Hoja1.J106"/>
          </calcext:conditional-format>
          <calcext:conditional-format calcext:target-range-address="Hoja1.J107:Hoja1.J107">
            <calcext:condition calcext:apply-style-name="rojo" calcext:value="!=[$Hoja1.$E107]" calcext:base-cell-address="Hoja1.J107"/>
          </calcext:conditional-format>
          <calcext:conditional-format calcext:target-range-address="Hoja1.J108:Hoja1.J108">
            <calcext:condition calcext:apply-style-name="rojo" calcext:value="!=[$Hoja1.$E108]" calcext:base-cell-address="Hoja1.J108"/>
          </calcext:conditional-format>
          <calcext:conditional-format calcext:target-range-address="Hoja1.J109:Hoja1.J109">
            <calcext:condition calcext:apply-style-name="rojo" calcext:value="!=[$Hoja1.$E109]" calcext:base-cell-address="Hoja1.J109"/>
          </calcext:conditional-format>
          <calcext:conditional-format calcext:target-range-address="Hoja1.J110:Hoja1.J110">
            <calcext:condition calcext:apply-style-name="rojo" calcext:value="!=[$Hoja1.$E110]" calcext:base-cell-address="Hoja1.J110"/>
          </calcext:conditional-format>
          <calcext:conditional-format calcext:target-range-address="Hoja1.J111:Hoja1.J111">
            <calcext:condition calcext:apply-style-name="rojo" calcext:value="!=[$Hoja1.$E111]" calcext:base-cell-address="Hoja1.J111"/>
          </calcext:conditional-format>
          <calcext:conditional-format calcext:target-range-address="Hoja1.J112:Hoja1.J112">
            <calcext:condition calcext:apply-style-name="rojo" calcext:value="!=[$Hoja1.$E112]" calcext:base-cell-address="Hoja1.J112"/>
          </calcext:conditional-format>
          <calcext:conditional-format calcext:target-range-address="Hoja1.J113:Hoja1.J113">
            <calcext:condition calcext:apply-style-name="rojo" calcext:value="!=[$Hoja1.$E113]" calcext:base-cell-address="Hoja1.J113"/>
          </calcext:conditional-format>
          <calcext:conditional-format calcext:target-range-address="Hoja1.J114:Hoja1.J114">
            <calcext:condition calcext:apply-style-name="rojo" calcext:value="!=[$Hoja1.$E114]" calcext:base-cell-address="Hoja1.J114"/>
          </calcext:conditional-format>
          <calcext:conditional-format calcext:target-range-address="Hoja1.J115:Hoja1.J115">
            <calcext:condition calcext:apply-style-name="rojo" calcext:value="!=[$Hoja1.$E115]" calcext:base-cell-address="Hoja1.J115"/>
          </calcext:conditional-format>
          <calcext:conditional-format calcext:target-range-address="Hoja1.J116:Hoja1.J116">
            <calcext:condition calcext:apply-style-name="rojo" calcext:value="!=[$Hoja1.$E116]" calcext:base-cell-address="Hoja1.J116"/>
          </calcext:conditional-format>
          <calcext:conditional-format calcext:target-range-address="Hoja1.J117:Hoja1.J117">
            <calcext:condition calcext:apply-style-name="rojo" calcext:value="!=[$Hoja1.$E117]" calcext:base-cell-address="Hoja1.J117"/>
          </calcext:conditional-format>
          <calcext:conditional-format calcext:target-range-address="Hoja1.J118:Hoja1.J118">
            <calcext:condition calcext:apply-style-name="rojo" calcext:value="!=[$Hoja1.$E118]" calcext:base-cell-address="Hoja1.J118"/>
          </calcext:conditional-format>
          <calcext:conditional-format calcext:target-range-address="Hoja1.J119:Hoja1.J119">
            <calcext:condition calcext:apply-style-name="rojo" calcext:value="!=[$Hoja1.$E119]" calcext:base-cell-address="Hoja1.J119"/>
          </calcext:conditional-format>
          <calcext:conditional-format calcext:target-range-address="Hoja1.J120:Hoja1.J120">
            <calcext:condition calcext:apply-style-name="rojo" calcext:value="!=[$Hoja1.$E120]" calcext:base-cell-address="Hoja1.J120"/>
          </calcext:conditional-format>
          <calcext:conditional-format calcext:target-range-address="Hoja1.J121:Hoja1.J121">
            <calcext:condition calcext:apply-style-name="rojo" calcext:value="!=[$Hoja1.$E121]" calcext:base-cell-address="Hoja1.J121"/>
          </calcext:conditional-format>
          <calcext:conditional-format calcext:target-range-address="Hoja1.J122:Hoja1.J122">
            <calcext:condition calcext:apply-style-name="rojo" calcext:value="!=[$Hoja1.$E122]" calcext:base-cell-address="Hoja1.J122"/>
          </calcext:conditional-format>
          <calcext:conditional-format calcext:target-range-address="Hoja1.J123:Hoja1.J123">
            <calcext:condition calcext:apply-style-name="rojo" calcext:value="!=[$Hoja1.$E123]" calcext:base-cell-address="Hoja1.J123"/>
          </calcext:conditional-format>
          <calcext:conditional-format calcext:target-range-address="Hoja1.J124:Hoja1.J124">
            <calcext:condition calcext:apply-style-name="rojo" calcext:value="!=[$Hoja1.$E124]" calcext:base-cell-address="Hoja1.J124"/>
          </calcext:conditional-format>
          <calcext:conditional-format calcext:target-range-address="Hoja1.J125:Hoja1.J125">
            <calcext:condition calcext:apply-style-name="rojo" calcext:value="!=[$Hoja1.$E125]" calcext:base-cell-address="Hoja1.J125"/>
          </calcext:conditional-format>
          <calcext:conditional-format calcext:target-range-address="Hoja1.J126:Hoja1.J126">
            <calcext:condition calcext:apply-style-name="rojo" calcext:value="!=[$Hoja1.$E126]" calcext:base-cell-address="Hoja1.J126"/>
          </calcext:conditional-format>
          <calcext:conditional-format calcext:target-range-address="Hoja1.J127:Hoja1.J127">
            <calcext:condition calcext:apply-style-name="rojo" calcext:value="!=[$Hoja1.$E127]" calcext:base-cell-address="Hoja1.J127"/>
          </calcext:conditional-format>
          <calcext:conditional-format calcext:target-range-address="Hoja1.J128:Hoja1.J128">
            <calcext:condition calcext:apply-style-name="rojo" calcext:value="!=[$Hoja1.$E128]" calcext:base-cell-address="Hoja1.J128"/>
          </calcext:conditional-format>
          <calcext:conditional-format calcext:target-range-address="Hoja1.J129:Hoja1.J129">
            <calcext:condition calcext:apply-style-name="rojo" calcext:value="!=[$Hoja1.$E129]" calcext:base-cell-address="Hoja1.J129"/>
          </calcext:conditional-format>
          <calcext:conditional-format calcext:target-range-address="Hoja1.J130:Hoja1.J130">
            <calcext:condition calcext:apply-style-name="rojo" calcext:value="!=[$Hoja1.$E130]" calcext:base-cell-address="Hoja1.J130"/>
          </calcext:conditional-format>
          <calcext:conditional-format calcext:target-range-address="Hoja1.J131:Hoja1.J131">
            <calcext:condition calcext:apply-style-name="rojo" calcext:value="!=[$Hoja1.$E131]" calcext:base-cell-address="Hoja1.J131"/>
          </calcext:conditional-format>
          <calcext:conditional-format calcext:target-range-address="Hoja1.J132:Hoja1.J132">
            <calcext:condition calcext:apply-style-name="rojo" calcext:value="!=[$Hoja1.$E132]" calcext:base-cell-address="Hoja1.J132"/>
          </calcext:conditional-format>
          <calcext:conditional-format calcext:target-range-address="Hoja1.J133:Hoja1.J133">
            <calcext:condition calcext:apply-style-name="rojo" calcext:value="!=[$Hoja1.$E133]" calcext:base-cell-address="Hoja1.J133"/>
          </calcext:conditional-format>
          <calcext:conditional-format calcext:target-range-address="Hoja1.J134:Hoja1.J134">
            <calcext:condition calcext:apply-style-name="rojo" calcext:value="!=[$Hoja1.$E134]" calcext:base-cell-address="Hoja1.J134"/>
          </calcext:conditional-format>
          <calcext:conditional-format calcext:target-range-address="Hoja1.J135:Hoja1.J135">
            <calcext:condition calcext:apply-style-name="rojo" calcext:value="!=[$Hoja1.$E135]" calcext:base-cell-address="Hoja1.J135"/>
          </calcext:conditional-format>
          <calcext:conditional-format calcext:target-range-address="Hoja1.J136:Hoja1.J136">
            <calcext:condition calcext:apply-style-name="rojo" calcext:value="!=[$Hoja1.$E136]" calcext:base-cell-address="Hoja1.J136"/>
          </calcext:conditional-format>
          <calcext:conditional-format calcext:target-range-address="Hoja1.J137:Hoja1.J137">
            <calcext:condition calcext:apply-style-name="rojo" calcext:value="!=[$Hoja1.$E137]" calcext:base-cell-address="Hoja1.J137"/>
          </calcext:conditional-format>
          <calcext:conditional-format calcext:target-range-address="Hoja1.J138:Hoja1.J138">
            <calcext:condition calcext:apply-style-name="rojo" calcext:value="!=[$Hoja1.$E138]" calcext:base-cell-address="Hoja1.J138"/>
          </calcext:conditional-format>
          <calcext:conditional-format calcext:target-range-address="Hoja1.J139:Hoja1.J139">
            <calcext:condition calcext:apply-style-name="rojo" calcext:value="!=[$Hoja1.$E139]" calcext:base-cell-address="Hoja1.J139"/>
          </calcext:conditional-format>
          <calcext:conditional-format calcext:target-range-address="Hoja1.J140:Hoja1.J140">
            <calcext:condition calcext:apply-style-name="rojo" calcext:value="!=[$Hoja1.$E140]" calcext:base-cell-address="Hoja1.J140"/>
          </calcext:conditional-format>
          <calcext:conditional-format calcext:target-range-address="Hoja1.J141:Hoja1.J141">
            <calcext:condition calcext:apply-style-name="rojo" calcext:value="!=[$Hoja1.$E141]" calcext:base-cell-address="Hoja1.J141"/>
          </calcext:conditional-format>
          <calcext:conditional-format calcext:target-range-address="Hoja1.J142:Hoja1.J142">
            <calcext:condition calcext:apply-style-name="rojo" calcext:value="!=[$Hoja1.$E142]" calcext:base-cell-address="Hoja1.J142"/>
          </calcext:conditional-format>
          <calcext:conditional-format calcext:target-range-address="Hoja1.J143:Hoja1.J143">
            <calcext:condition calcext:apply-style-name="rojo" calcext:value="!=[$Hoja1.$E143]" calcext:base-cell-address="Hoja1.J143"/>
          </calcext:conditional-format>
          <calcext:conditional-format calcext:target-range-address="Hoja1.J144:Hoja1.J144">
            <calcext:condition calcext:apply-style-name="rojo" calcext:value="!=[$Hoja1.$E144]" calcext:base-cell-address="Hoja1.J144"/>
          </calcext:conditional-format>
          <calcext:conditional-format calcext:target-range-address="Hoja1.J145:Hoja1.J145">
            <calcext:condition calcext:apply-style-name="rojo" calcext:value="!=[$Hoja1.$E145]" calcext:base-cell-address="Hoja1.J145"/>
          </calcext:conditional-format>
          <calcext:conditional-format calcext:target-range-address="Hoja1.J146:Hoja1.J146">
            <calcext:condition calcext:apply-style-name="rojo" calcext:value="!=[$Hoja1.$E146]" calcext:base-cell-address="Hoja1.J146"/>
          </calcext:conditional-format>
          <calcext:conditional-format calcext:target-range-address="Hoja1.J147:Hoja1.J147">
            <calcext:condition calcext:apply-style-name="rojo" calcext:value="!=[$Hoja1.$E147]" calcext:base-cell-address="Hoja1.J147"/>
          </calcext:conditional-format>
          <calcext:conditional-format calcext:target-range-address="Hoja1.J148:Hoja1.J148">
            <calcext:condition calcext:apply-style-name="rojo" calcext:value="!=[$Hoja1.$E148]" calcext:base-cell-address="Hoja1.J148"/>
          </calcext:conditional-format>
          <calcext:conditional-format calcext:target-range-address="Hoja1.J149:Hoja1.J149">
            <calcext:condition calcext:apply-style-name="rojo" calcext:value="!=[$Hoja1.$E149]" calcext:base-cell-address="Hoja1.J149"/>
          </calcext:conditional-format>
          <calcext:conditional-format calcext:target-range-address="Hoja1.J150:Hoja1.J150">
            <calcext:condition calcext:apply-style-name="rojo" calcext:value="!=[$Hoja1.$E150]" calcext:base-cell-address="Hoja1.J150"/>
          </calcext:conditional-format>
          <calcext:conditional-format calcext:target-range-address="Hoja1.J151:Hoja1.J151">
            <calcext:condition calcext:apply-style-name="rojo" calcext:value="!=[$Hoja1.$E151]" calcext:base-cell-address="Hoja1.J151"/>
          </calcext:conditional-format>
          <calcext:conditional-format calcext:target-range-address="Hoja1.J152:Hoja1.J152">
            <calcext:condition calcext:apply-style-name="rojo" calcext:value="!=[$Hoja1.$E152]" calcext:base-cell-address="Hoja1.J152"/>
          </calcext:conditional-format>
          <calcext:conditional-format calcext:target-range-address="Hoja1.J153:Hoja1.J153">
            <calcext:condition calcext:apply-style-name="rojo" calcext:value="!=[$Hoja1.$E153]" calcext:base-cell-address="Hoja1.J153"/>
          </calcext:conditional-format>
          <calcext:conditional-format calcext:target-range-address="Hoja1.J154:Hoja1.J154">
            <calcext:condition calcext:apply-style-name="rojo" calcext:value="!=[$Hoja1.$E154]" calcext:base-cell-address="Hoja1.J154"/>
          </calcext:conditional-format>
          <calcext:conditional-format calcext:target-range-address="Hoja1.J155:Hoja1.J155">
            <calcext:condition calcext:apply-style-name="rojo" calcext:value="!=[$Hoja1.$E155]" calcext:base-cell-address="Hoja1.J155"/>
          </calcext:conditional-format>
          <calcext:conditional-format calcext:target-range-address="Hoja1.J158:Hoja1.J158">
            <calcext:condition calcext:apply-style-name="rojo" calcext:value="!=[$Hoja1.$E158]" calcext:base-cell-address="Hoja1.J158"/>
          </calcext:conditional-format>
          <calcext:conditional-format calcext:target-range-address="Hoja1.J159:Hoja1.J159">
            <calcext:condition calcext:apply-style-name="rojo" calcext:value="!=[$Hoja1.$E159]" calcext:base-cell-address="Hoja1.J159"/>
          </calcext:conditional-format>
          <calcext:conditional-format calcext:target-range-address="Hoja1.J160:Hoja1.J160">
            <calcext:condition calcext:apply-style-name="rojo" calcext:value="!=[$Hoja1.$E160]" calcext:base-cell-address="Hoja1.J160"/>
          </calcext:conditional-format>
          <calcext:conditional-format calcext:target-range-address="Hoja1.J161:Hoja1.J161">
            <calcext:condition calcext:apply-style-name="rojo" calcext:value="!=[$Hoja1.$E161]" calcext:base-cell-address="Hoja1.J161"/>
          </calcext:conditional-format>
          <calcext:conditional-format calcext:target-range-address="Hoja1.J162:Hoja1.J162">
            <calcext:condition calcext:apply-style-name="rojo" calcext:value="!=[$Hoja1.$E162]" calcext:base-cell-address="Hoja1.J162"/>
          </calcext:conditional-format>
          <calcext:conditional-format calcext:target-range-address="Hoja1.J163:Hoja1.J163">
            <calcext:condition calcext:apply-style-name="rojo" calcext:value="!=[$Hoja1.$E163]" calcext:base-cell-address="Hoja1.J163"/>
          </calcext:conditional-format>
          <calcext:conditional-format calcext:target-range-address="Hoja1.J164:Hoja1.J164">
            <calcext:condition calcext:apply-style-name="rojo" calcext:value="!=[$Hoja1.$E164]" calcext:base-cell-address="Hoja1.J164"/>
          </calcext:conditional-format>
          <calcext:conditional-format calcext:target-range-address="Hoja1.J165:Hoja1.J165">
            <calcext:condition calcext:apply-style-name="rojo" calcext:value="!=[$Hoja1.$E165]" calcext:base-cell-address="Hoja1.J165"/>
          </calcext:conditional-format>
          <calcext:conditional-format calcext:target-range-address="Hoja1.J166:Hoja1.J166">
            <calcext:condition calcext:apply-style-name="rojo" calcext:value="!=[$Hoja1.$E166]" calcext:base-cell-address="Hoja1.J166"/>
          </calcext:conditional-format>
          <calcext:conditional-format calcext:target-range-address="Hoja1.J167:Hoja1.J167">
            <calcext:condition calcext:apply-style-name="rojo" calcext:value="!=[$Hoja1.$E167]" calcext:base-cell-address="Hoja1.J167"/>
          </calcext:conditional-format>
          <calcext:conditional-format calcext:target-range-address="Hoja1.J168:Hoja1.J168">
            <calcext:condition calcext:apply-style-name="rojo" calcext:value="!=[$Hoja1.$E168]" calcext:base-cell-address="Hoja1.J168"/>
          </calcext:conditional-format>
          <calcext:conditional-format calcext:target-range-address="Hoja1.J169:Hoja1.J169">
            <calcext:condition calcext:apply-style-name="rojo" calcext:value="!=[$Hoja1.$E169]" calcext:base-cell-address="Hoja1.J169"/>
          </calcext:conditional-format>
          <calcext:conditional-format calcext:target-range-address="Hoja1.J170:Hoja1.J170">
            <calcext:condition calcext:apply-style-name="rojo" calcext:value="!=[$Hoja1.$E170]" calcext:base-cell-address="Hoja1.J170"/>
          </calcext:conditional-format>
          <calcext:conditional-format calcext:target-range-address="Hoja1.J171:Hoja1.J171">
            <calcext:condition calcext:apply-style-name="rojo" calcext:value="!=[$Hoja1.$E171]" calcext:base-cell-address="Hoja1.J171"/>
          </calcext:conditional-format>
          <calcext:conditional-format calcext:target-range-address="Hoja1.J172:Hoja1.J172">
            <calcext:condition calcext:apply-style-name="rojo" calcext:value="!=[$Hoja1.$E172]" calcext:base-cell-address="Hoja1.J172"/>
          </calcext:conditional-format>
          <calcext:conditional-format calcext:target-range-address="Hoja1.J173:Hoja1.J173">
            <calcext:condition calcext:apply-style-name="rojo" calcext:value="!=[$Hoja1.$E173]" calcext:base-cell-address="Hoja1.J173"/>
          </calcext:conditional-format>
          <calcext:conditional-format calcext:target-range-address="Hoja1.J174:Hoja1.J174">
            <calcext:condition calcext:apply-style-name="rojo" calcext:value="!=[$Hoja1.$E174]" calcext:base-cell-address="Hoja1.J174"/>
          </calcext:conditional-format>
          <calcext:conditional-format calcext:target-range-address="Hoja1.J175:Hoja1.J175">
            <calcext:condition calcext:apply-style-name="rojo" calcext:value="!=[$Hoja1.$E175]" calcext:base-cell-address="Hoja1.J175"/>
          </calcext:conditional-format>
          <calcext:conditional-format calcext:target-range-address="Hoja1.J176:Hoja1.J176">
            <calcext:condition calcext:apply-style-name="rojo" calcext:value="!=[$Hoja1.$E176]" calcext:base-cell-address="Hoja1.J176"/>
          </calcext:conditional-format>
          <calcext:conditional-format calcext:target-range-address="Hoja1.J177:Hoja1.J177">
            <calcext:condition calcext:apply-style-name="rojo" calcext:value="!=[$Hoja1.$E177]" calcext:base-cell-address="Hoja1.J177"/>
          </calcext:conditional-format>
          <calcext:conditional-format calcext:target-range-address="Hoja1.J178:Hoja1.J178">
            <calcext:condition calcext:apply-style-name="rojo" calcext:value="!=[$Hoja1.$E178]" calcext:base-cell-address="Hoja1.J178"/>
          </calcext:conditional-format>
          <calcext:conditional-format calcext:target-range-address="Hoja1.J179:Hoja1.J179">
            <calcext:condition calcext:apply-style-name="rojo" calcext:value="!=[$Hoja1.$E179]" calcext:base-cell-address="Hoja1.J179"/>
          </calcext:conditional-format>
          <calcext:conditional-format calcext:target-range-address="Hoja1.J180:Hoja1.J180">
            <calcext:condition calcext:apply-style-name="rojo" calcext:value="!=[$Hoja1.$E180]" calcext:base-cell-address="Hoja1.J180"/>
          </calcext:conditional-format>
          <calcext:conditional-format calcext:target-range-address="Hoja1.J181:Hoja1.J181">
            <calcext:condition calcext:apply-style-name="rojo" calcext:value="!=[$Hoja1.$E181]" calcext:base-cell-address="Hoja1.J181"/>
          </calcext:conditional-format>
          <calcext:conditional-format calcext:target-range-address="Hoja1.J182:Hoja1.J182">
            <calcext:condition calcext:apply-style-name="rojo" calcext:value="!=[$Hoja1.$E182]" calcext:base-cell-address="Hoja1.J182"/>
          </calcext:conditional-format>
          <calcext:conditional-format calcext:target-range-address="Hoja1.J183:Hoja1.J183">
            <calcext:condition calcext:apply-style-name="rojo" calcext:value="!=[$Hoja1.$E183]" calcext:base-cell-address="Hoja1.J183"/>
          </calcext:conditional-format>
          <calcext:conditional-format calcext:target-range-address="Hoja1.J184:Hoja1.J184">
            <calcext:condition calcext:apply-style-name="rojo" calcext:value="!=[$Hoja1.$E184]" calcext:base-cell-address="Hoja1.J184"/>
          </calcext:conditional-format>
          <calcext:conditional-format calcext:target-range-address="Hoja1.J185:Hoja1.J185">
            <calcext:condition calcext:apply-style-name="rojo" calcext:value="!=[$Hoja1.$E185]" calcext:base-cell-address="Hoja1.J185"/>
          </calcext:conditional-format>
          <calcext:conditional-format calcext:target-range-address="Hoja1.J186:Hoja1.J186">
            <calcext:condition calcext:apply-style-name="rojo" calcext:value="!=[$Hoja1.$E186]" calcext:base-cell-address="Hoja1.J186"/>
          </calcext:conditional-format>
          <calcext:conditional-format calcext:target-range-address="Hoja1.J187:Hoja1.J187">
            <calcext:condition calcext:apply-style-name="rojo" calcext:value="!=[$Hoja1.$E187]" calcext:base-cell-address="Hoja1.J187"/>
          </calcext:conditional-format>
          <calcext:conditional-format calcext:target-range-address="Hoja1.J188:Hoja1.J188">
            <calcext:condition calcext:apply-style-name="rojo" calcext:value="!=[$Hoja1.$E188]" calcext:base-cell-address="Hoja1.J188"/>
          </calcext:conditional-format>
          <calcext:conditional-format calcext:target-range-address="Hoja1.J190:Hoja1.J190">
            <calcext:condition calcext:apply-style-name="rojo" calcext:value="!=[$Hoja1.$E190]" calcext:base-cell-address="Hoja1.J190"/>
          </calcext:conditional-format>
          <calcext:conditional-format calcext:target-range-address="Hoja1.J191:Hoja1.J191">
            <calcext:condition calcext:apply-style-name="rojo" calcext:value="!=[$Hoja1.$E191]" calcext:base-cell-address="Hoja1.J191"/>
          </calcext:conditional-format>
          <calcext:conditional-format calcext:target-range-address="Hoja1.J192:Hoja1.J192">
            <calcext:condition calcext:apply-style-name="rojo" calcext:value="!=[$Hoja1.$E192]" calcext:base-cell-address="Hoja1.J192"/>
          </calcext:conditional-format>
          <calcext:conditional-format calcext:target-range-address="Hoja1.J193:Hoja1.J193">
            <calcext:condition calcext:apply-style-name="rojo" calcext:value="!=[$Hoja1.$E193]" calcext:base-cell-address="Hoja1.J193"/>
          </calcext:conditional-format>
          <calcext:conditional-format calcext:target-range-address="Hoja1.J194:Hoja1.J194">
            <calcext:condition calcext:apply-style-name="rojo" calcext:value="!=[$Hoja1.$E194]" calcext:base-cell-address="Hoja1.J194"/>
          </calcext:conditional-format>
          <calcext:conditional-format calcext:target-range-address="Hoja1.J195:Hoja1.J195">
            <calcext:condition calcext:apply-style-name="rojo" calcext:value="!=[$Hoja1.$E195]" calcext:base-cell-address="Hoja1.J195"/>
          </calcext:conditional-format>
          <calcext:conditional-format calcext:target-range-address="Hoja1.J196:Hoja1.J196">
            <calcext:condition calcext:apply-style-name="rojo" calcext:value="!=[$Hoja1.$E196]" calcext:base-cell-address="Hoja1.J196"/>
          </calcext:conditional-format>
          <calcext:conditional-format calcext:target-range-address="Hoja1.J197:Hoja1.J197">
            <calcext:condition calcext:apply-style-name="rojo" calcext:value="!=[$Hoja1.$E197]" calcext:base-cell-address="Hoja1.J197"/>
          </calcext:conditional-format>
          <calcext:conditional-format calcext:target-range-address="Hoja1.J198:Hoja1.J198">
            <calcext:condition calcext:apply-style-name="rojo" calcext:value="!=[$Hoja1.$E198]" calcext:base-cell-address="Hoja1.J198"/>
          </calcext:conditional-format>
          <calcext:conditional-format calcext:target-range-address="Hoja1.J199:Hoja1.J199">
            <calcext:condition calcext:apply-style-name="rojo" calcext:value="!=[$Hoja1.$E199]" calcext:base-cell-address="Hoja1.J199"/>
          </calcext:conditional-format>
          <calcext:conditional-format calcext:target-range-address="Hoja1.J200:Hoja1.J200">
            <calcext:condition calcext:apply-style-name="rojo" calcext:value="!=[$Hoja1.$E200]" calcext:base-cell-address="Hoja1.J200"/>
          </calcext:conditional-format>
          <calcext:conditional-format calcext:target-range-address="Hoja1.J201:Hoja1.J201">
            <calcext:condition calcext:apply-style-name="rojo" calcext:value="!=[$Hoja1.$E201]" calcext:base-cell-address="Hoja1.J201"/>
          </calcext:conditional-format>
          <calcext:conditional-format calcext:target-range-address="Hoja1.J202:Hoja1.J202">
            <calcext:condition calcext:apply-style-name="rojo" calcext:value="!=[$Hoja1.$E202]" calcext:base-cell-address="Hoja1.J202"/>
          </calcext:conditional-format>
          <calcext:conditional-format calcext:target-range-address="Hoja1.J203:Hoja1.J203">
            <calcext:condition calcext:apply-style-name="rojo" calcext:value="!=[$Hoja1.$E203]" calcext:base-cell-address="Hoja1.J203"/>
          </calcext:conditional-format>
          <calcext:conditional-format calcext:target-range-address="Hoja1.J204:Hoja1.J204">
            <calcext:condition calcext:apply-style-name="rojo" calcext:value="!=[$Hoja1.$E204]" calcext:base-cell-address="Hoja1.J204"/>
          </calcext:conditional-format>
          <calcext:conditional-format calcext:target-range-address="Hoja1.J205:Hoja1.J205">
            <calcext:condition calcext:apply-style-name="rojo" calcext:value="!=[$Hoja1.$E205]" calcext:base-cell-address="Hoja1.J205"/>
          </calcext:conditional-format>
          <calcext:conditional-format calcext:target-range-address="Hoja1.J206:Hoja1.J206">
            <calcext:condition calcext:apply-style-name="rojo" calcext:value="!=[$Hoja1.$E206]" calcext:base-cell-address="Hoja1.J206"/>
          </calcext:conditional-format>
          <calcext:conditional-format calcext:target-range-address="Hoja1.J207:Hoja1.J207">
            <calcext:condition calcext:apply-style-name="rojo" calcext:value="!=[$Hoja1.$E207]" calcext:base-cell-address="Hoja1.J207"/>
          </calcext:conditional-format>
          <calcext:conditional-format calcext:target-range-address="Hoja1.J208:Hoja1.J208">
            <calcext:condition calcext:apply-style-name="rojo" calcext:value="!=[$Hoja1.$E208]" calcext:base-cell-address="Hoja1.J208"/>
          </calcext:conditional-format>
          <calcext:conditional-format calcext:target-range-address="Hoja1.J209:Hoja1.J209">
            <calcext:condition calcext:apply-style-name="rojo" calcext:value="!=[$Hoja1.$E209]" calcext:base-cell-address="Hoja1.J209"/>
          </calcext:conditional-format>
          <calcext:conditional-format calcext:target-range-address="Hoja1.J210:Hoja1.J210">
            <calcext:condition calcext:apply-style-name="rojo" calcext:value="!=[$Hoja1.$E210]" calcext:base-cell-address="Hoja1.J210"/>
          </calcext:conditional-format>
          <calcext:conditional-format calcext:target-range-address="Hoja1.J211:Hoja1.J211">
            <calcext:condition calcext:apply-style-name="rojo" calcext:value="!=[$Hoja1.$E211]" calcext:base-cell-address="Hoja1.J211"/>
          </calcext:conditional-format>
          <calcext:conditional-format calcext:target-range-address="Hoja1.J212:Hoja1.J212">
            <calcext:condition calcext:apply-style-name="rojo" calcext:value="!=[$Hoja1.$E212]" calcext:base-cell-address="Hoja1.J212"/>
          </calcext:conditional-format>
          <calcext:conditional-format calcext:target-range-address="Hoja1.J213:Hoja1.J213">
            <calcext:condition calcext:apply-style-name="rojo" calcext:value="!=[$Hoja1.$E213]" calcext:base-cell-address="Hoja1.J213"/>
          </calcext:conditional-format>
          <calcext:conditional-format calcext:target-range-address="Hoja1.J214:Hoja1.J214">
            <calcext:condition calcext:apply-style-name="rojo" calcext:value="!=[$Hoja1.$E214]" calcext:base-cell-address="Hoja1.J214"/>
          </calcext:conditional-format>
          <calcext:conditional-format calcext:target-range-address="Hoja1.J215:Hoja1.J215">
            <calcext:condition calcext:apply-style-name="rojo" calcext:value="!=[$Hoja1.$E215]" calcext:base-cell-address="Hoja1.J215"/>
          </calcext:conditional-format>
          <calcext:conditional-format calcext:target-range-address="Hoja1.J216:Hoja1.J216">
            <calcext:condition calcext:apply-style-name="rojo" calcext:value="!=[$Hoja1.$E216]" calcext:base-cell-address="Hoja1.J216"/>
          </calcext:conditional-format>
          <calcext:conditional-format calcext:target-range-address="Hoja1.J217:Hoja1.J217">
            <calcext:condition calcext:apply-style-name="rojo" calcext:value="!=[$Hoja1.$E217]" calcext:base-cell-address="Hoja1.J217"/>
          </calcext:conditional-format>
          <calcext:conditional-format calcext:target-range-address="Hoja1.J218:Hoja1.J218">
            <calcext:condition calcext:apply-style-name="rojo" calcext:value="!=[$Hoja1.$E218]" calcext:base-cell-address="Hoja1.J218"/>
          </calcext:conditional-format>
          <calcext:conditional-format calcext:target-range-address="Hoja1.J223:Hoja1.J223">
            <calcext:condition calcext:apply-style-name="rojo" calcext:value="!=[$Hoja1.$E223]" calcext:base-cell-address="Hoja1.J223"/>
          </calcext:conditional-format>
          <calcext:conditional-format calcext:target-range-address="Hoja1.J224:Hoja1.J224">
            <calcext:condition calcext:apply-style-name="rojo" calcext:value="!=[$Hoja1.$E224]" calcext:base-cell-address="Hoja1.J224"/>
          </calcext:conditional-format>
          <calcext:conditional-format calcext:target-range-address="Hoja1.J225:Hoja1.J225">
            <calcext:condition calcext:apply-style-name="rojo" calcext:value="!=[$Hoja1.$E225]" calcext:base-cell-address="Hoja1.J225"/>
          </calcext:conditional-format>
          <calcext:conditional-format calcext:target-range-address="Hoja1.J226:Hoja1.J226">
            <calcext:condition calcext:apply-style-name="rojo" calcext:value="!=[$Hoja1.$E226]" calcext:base-cell-address="Hoja1.J226"/>
          </calcext:conditional-format>
          <calcext:conditional-format calcext:target-range-address="Hoja1.J227:Hoja1.J227">
            <calcext:condition calcext:apply-style-name="rojo" calcext:value="!=[$Hoja1.$E227]" calcext:base-cell-address="Hoja1.J227"/>
          </calcext:conditional-format>
          <calcext:conditional-format calcext:target-range-address="Hoja1.J228:Hoja1.J228">
            <calcext:condition calcext:apply-style-name="rojo" calcext:value="!=[$Hoja1.$E228]" calcext:base-cell-address="Hoja1.J228"/>
          </calcext:conditional-format>
          <calcext:conditional-format calcext:target-range-address="Hoja1.J229:Hoja1.J229">
            <calcext:condition calcext:apply-style-name="rojo" calcext:value="!=[$Hoja1.$E229]" calcext:base-cell-address="Hoja1.J229"/>
          </calcext:conditional-format>
          <calcext:conditional-format calcext:target-range-address="Hoja1.J230:Hoja1.J230">
            <calcext:condition calcext:apply-style-name="rojo" calcext:value="!=[$Hoja1.$E230]" calcext:base-cell-address="Hoja1.J230"/>
          </calcext:conditional-format>
          <calcext:conditional-format calcext:target-range-address="Hoja1.J231:Hoja1.J231">
            <calcext:condition calcext:apply-style-name="rojo" calcext:value="!=[$Hoja1.$E231]" calcext:base-cell-address="Hoja1.J231"/>
          </calcext:conditional-format>
          <calcext:conditional-format calcext:target-range-address="Hoja1.J232:Hoja1.J232">
            <calcext:condition calcext:apply-style-name="rojo" calcext:value="!=[$Hoja1.$E232]" calcext:base-cell-address="Hoja1.J232"/>
          </calcext:conditional-format>
          <calcext:conditional-format calcext:target-range-address="Hoja1.J233:Hoja1.J233">
            <calcext:condition calcext:apply-style-name="rojo" calcext:value="!=[$Hoja1.$E233]" calcext:base-cell-address="Hoja1.J233"/>
          </calcext:conditional-format>
          <calcext:conditional-format calcext:target-range-address="Hoja1.J234:Hoja1.J234">
            <calcext:condition calcext:apply-style-name="rojo" calcext:value="!=[$Hoja1.$E234]" calcext:base-cell-address="Hoja1.J234"/>
          </calcext:conditional-format>
          <calcext:conditional-format calcext:target-range-address="Hoja1.J235:Hoja1.J235">
            <calcext:condition calcext:apply-style-name="rojo" calcext:value="!=[$Hoja1.$E235]" calcext:base-cell-address="Hoja1.J235"/>
          </calcext:conditional-format>
          <calcext:conditional-format calcext:target-range-address="Hoja1.J236:Hoja1.J236">
            <calcext:condition calcext:apply-style-name="rojo" calcext:value="!=[$Hoja1.$E236]" calcext:base-cell-address="Hoja1.J236"/>
          </calcext:conditional-format>
          <calcext:conditional-format calcext:target-range-address="Hoja1.J237:Hoja1.J237">
            <calcext:condition calcext:apply-style-name="rojo" calcext:value="!=[$Hoja1.$E237]" calcext:base-cell-address="Hoja1.J237"/>
          </calcext:conditional-format>
          <calcext:conditional-format calcext:target-range-address="Hoja1.J238:Hoja1.J238">
            <calcext:condition calcext:apply-style-name="rojo" calcext:value="!=[$Hoja1.$E238]" calcext:base-cell-address="Hoja1.J238"/>
          </calcext:conditional-format>
          <calcext:conditional-format calcext:target-range-address="Hoja1.J239:Hoja1.J239">
            <calcext:condition calcext:apply-style-name="rojo" calcext:value="!=[$Hoja1.$E239]" calcext:base-cell-address="Hoja1.J239"/>
          </calcext:conditional-format>
          <calcext:conditional-format calcext:target-range-address="Hoja1.J240:Hoja1.J240">
            <calcext:condition calcext:apply-style-name="rojo" calcext:value="!=[$Hoja1.$E240]" calcext:base-cell-address="Hoja1.J240"/>
          </calcext:conditional-format>
          <calcext:conditional-format calcext:target-range-address="Hoja1.J241:Hoja1.J241">
            <calcext:condition calcext:apply-style-name="rojo" calcext:value="!=[$Hoja1.$E241]" calcext:base-cell-address="Hoja1.J241"/>
          </calcext:conditional-format>
          <calcext:conditional-format calcext:target-range-address="Hoja1.J242:Hoja1.J242">
            <calcext:condition calcext:apply-style-name="rojo" calcext:value="!=[$Hoja1.$E242]" calcext:base-cell-address="Hoja1.J242"/>
          </calcext:conditional-format>
          <calcext:conditional-format calcext:target-range-address="Hoja1.J243:Hoja1.J243">
            <calcext:condition calcext:apply-style-name="rojo" calcext:value="!=[$Hoja1.$E243]" calcext:base-cell-address="Hoja1.J243"/>
          </calcext:conditional-format>
          <calcext:conditional-format calcext:target-range-address="Hoja1.J244:Hoja1.J244">
            <calcext:condition calcext:apply-style-name="rojo" calcext:value="!=[$Hoja1.$E244]" calcext:base-cell-address="Hoja1.J244"/>
          </calcext:conditional-format>
          <calcext:conditional-format calcext:target-range-address="Hoja1.J245:Hoja1.J245">
            <calcext:condition calcext:apply-style-name="rojo" calcext:value="!=[$Hoja1.$E245]" calcext:base-cell-address="Hoja1.J245"/>
          </calcext:conditional-format>
          <calcext:conditional-format calcext:target-range-address="Hoja1.J246:Hoja1.J246">
            <calcext:condition calcext:apply-style-name="rojo" calcext:value="!=[$Hoja1.$E246]" calcext:base-cell-address="Hoja1.J246"/>
          </calcext:conditional-format>
          <calcext:conditional-format calcext:target-range-address="Hoja1.J247:Hoja1.J247">
            <calcext:condition calcext:apply-style-name="rojo" calcext:value="!=[$Hoja1.$E247]" calcext:base-cell-address="Hoja1.J247"/>
          </calcext:conditional-format>
          <calcext:conditional-format calcext:target-range-address="Hoja1.J248:Hoja1.J248">
            <calcext:condition calcext:apply-style-name="rojo" calcext:value="!=[$Hoja1.$E248]" calcext:base-cell-address="Hoja1.J248"/>
          </calcext:conditional-format>
          <calcext:conditional-format calcext:target-range-address="Hoja1.J249:Hoja1.J249">
            <calcext:condition calcext:apply-style-name="rojo" calcext:value="!=[$Hoja1.$E249]" calcext:base-cell-address="Hoja1.J249"/>
          </calcext:conditional-format>
          <calcext:conditional-format calcext:target-range-address="Hoja1.J250:Hoja1.J250">
            <calcext:condition calcext:apply-style-name="rojo" calcext:value="!=[$Hoja1.$E250]" calcext:base-cell-address="Hoja1.J250"/>
          </calcext:conditional-format>
          <calcext:conditional-format calcext:target-range-address="Hoja1.J251:Hoja1.J251">
            <calcext:condition calcext:apply-style-name="rojo" calcext:value="!=[$Hoja1.$E251]" calcext:base-cell-address="Hoja1.J251"/>
          </calcext:conditional-format>
          <calcext:conditional-format calcext:target-range-address="Hoja1.J252:Hoja1.J252">
            <calcext:condition calcext:apply-style-name="rojo" calcext:value="!=[$Hoja1.$E252]" calcext:base-cell-address="Hoja1.J252"/>
          </calcext:conditional-format>
          <calcext:conditional-format calcext:target-range-address="Hoja1.J253:Hoja1.J253">
            <calcext:condition calcext:apply-style-name="rojo" calcext:value="!=[$Hoja1.$E253]" calcext:base-cell-address="Hoja1.J253"/>
          </calcext:conditional-format>
          <calcext:conditional-format calcext:target-range-address="Hoja1.J254:Hoja1.J254">
            <calcext:condition calcext:apply-style-name="rojo" calcext:value="!=[$Hoja1.$E254]" calcext:base-cell-address="Hoja1.J254"/>
          </calcext:conditional-format>
          <calcext:conditional-format calcext:target-range-address="Hoja1.J255:Hoja1.J255">
            <calcext:condition calcext:apply-style-name="rojo" calcext:value="!=[$Hoja1.$E255]" calcext:base-cell-address="Hoja1.J255"/>
          </calcext:conditional-format>
          <calcext:conditional-format calcext:target-range-address="Hoja1.J256:Hoja1.J256">
            <calcext:condition calcext:apply-style-name="rojo" calcext:value="!=[$Hoja1.$E256]" calcext:base-cell-address="Hoja1.J256"/>
          </calcext:conditional-format>
          <calcext:conditional-format calcext:target-range-address="Hoja1.J257:Hoja1.J257">
            <calcext:condition calcext:apply-style-name="rojo" calcext:value="!=[$Hoja1.$E257]" calcext:base-cell-address="Hoja1.J257"/>
          </calcext:conditional-format>
          <calcext:conditional-format calcext:target-range-address="Hoja1.J258:Hoja1.J258">
            <calcext:condition calcext:apply-style-name="rojo" calcext:value="!=[$Hoja1.$E258]" calcext:base-cell-address="Hoja1.J258"/>
          </calcext:conditional-format>
          <calcext:conditional-format calcext:target-range-address="Hoja1.J259:Hoja1.J259">
            <calcext:condition calcext:apply-style-name="rojo" calcext:value="!=[$Hoja1.$E259]" calcext:base-cell-address="Hoja1.J259"/>
          </calcext:conditional-format>
          <calcext:conditional-format calcext:target-range-address="Hoja1.J262:Hoja1.J262">
            <calcext:condition calcext:apply-style-name="rojo" calcext:value="!=[$Hoja1.$E262]" calcext:base-cell-address="Hoja1.J262"/>
          </calcext:conditional-format>
          <calcext:conditional-format calcext:target-range-address="Hoja1.J263:Hoja1.J263">
            <calcext:condition calcext:apply-style-name="rojo" calcext:value="!=[$Hoja1.$E263]" calcext:base-cell-address="Hoja1.J263"/>
          </calcext:conditional-format>
          <calcext:conditional-format calcext:target-range-address="Hoja1.J264:Hoja1.J264">
            <calcext:condition calcext:apply-style-name="rojo" calcext:value="!=[$Hoja1.$E264]" calcext:base-cell-address="Hoja1.J264"/>
          </calcext:conditional-format>
          <calcext:conditional-format calcext:target-range-address="Hoja1.J265:Hoja1.J265">
            <calcext:condition calcext:apply-style-name="rojo" calcext:value="!=[$Hoja1.$E265]" calcext:base-cell-address="Hoja1.J265"/>
          </calcext:conditional-format>
          <calcext:conditional-format calcext:target-range-address="Hoja1.J266:Hoja1.J266">
            <calcext:condition calcext:apply-style-name="rojo" calcext:value="!=[$Hoja1.$E266]" calcext:base-cell-address="Hoja1.J266"/>
          </calcext:conditional-format>
          <calcext:conditional-format calcext:target-range-address="Hoja1.J267:Hoja1.J267">
            <calcext:condition calcext:apply-style-name="rojo" calcext:value="!=[$Hoja1.$E267]" calcext:base-cell-address="Hoja1.J267"/>
          </calcext:conditional-format>
          <calcext:conditional-format calcext:target-range-address="Hoja1.J268:Hoja1.J268">
            <calcext:condition calcext:apply-style-name="rojo" calcext:value="!=[$Hoja1.$E268]" calcext:base-cell-address="Hoja1.J268"/>
          </calcext:conditional-format>
          <calcext:conditional-format calcext:target-range-address="Hoja1.J269:Hoja1.J269">
            <calcext:condition calcext:apply-style-name="rojo" calcext:value="!=[$Hoja1.$E269]" calcext:base-cell-address="Hoja1.J269"/>
          </calcext:conditional-format>
          <calcext:conditional-format calcext:target-range-address="Hoja1.J270:Hoja1.J270">
            <calcext:condition calcext:apply-style-name="rojo" calcext:value="!=[$Hoja1.$E270]" calcext:base-cell-address="Hoja1.J270"/>
          </calcext:conditional-format>
          <calcext:conditional-format calcext:target-range-address="Hoja1.J271:Hoja1.J271">
            <calcext:condition calcext:apply-style-name="rojo" calcext:value="!=[$Hoja1.$E271]" calcext:base-cell-address="Hoja1.J271"/>
          </calcext:conditional-format>
          <calcext:conditional-format calcext:target-range-address="Hoja1.J21:Hoja1.J21">
            <calcext:condition calcext:apply-style-name="rojo" calcext:value="!=[$Hoja1.$E21]" calcext:base-cell-address="Hoja1.J21"/>
          </calcext:conditional-format>
          <calcext:conditional-format calcext:target-range-address="Hoja1.J23:Hoja1.J23">
            <calcext:condition calcext:apply-style-name="rojo" calcext:value="!=[$Hoja1.$E23]" calcext:base-cell-address="Hoja1.J23"/>
          </calcext:conditional-format>
          <calcext:conditional-format calcext:target-range-address="Hoja1.J24:Hoja1.J24">
            <calcext:condition calcext:apply-style-name="rojo" calcext:value="!=[$Hoja1.$E24]" calcext:base-cell-address="Hoja1.J24"/>
          </calcext:conditional-format>
          <calcext:conditional-format calcext:target-range-address="Hoja1.J26:Hoja1.J26">
            <calcext:condition calcext:apply-style-name="rojo" calcext:value="!=[$Hoja1.$E26]" calcext:base-cell-address="Hoja1.J26"/>
          </calcext:conditional-format>
          <calcext:conditional-format calcext:target-range-address="Hoja1.J27:Hoja1.J27">
            <calcext:condition calcext:apply-style-name="rojo" calcext:value="!=[$Hoja1.$E27]" calcext:base-cell-address="Hoja1.J27"/>
          </calcext:conditional-format>
          <calcext:conditional-format calcext:target-range-address="Hoja1.J29:Hoja1.J29">
            <calcext:condition calcext:apply-style-name="rojo" calcext:value="!=[$Hoja1.$E29]" calcext:base-cell-address="Hoja1.J29"/>
          </calcext:conditional-format>
          <calcext:conditional-format calcext:target-range-address="Hoja1.J40:Hoja1.J40">
            <calcext:condition calcext:apply-style-name="rojo" calcext:value="!=[$Hoja1.$E40]" calcext:base-cell-address="Hoja1.J40"/>
          </calcext:conditional-format>
          <calcext:conditional-format calcext:target-range-address="Hoja1.J43:Hoja1.J43">
            <calcext:condition calcext:apply-style-name="rojo" calcext:value="!=[$Hoja1.$E43]" calcext:base-cell-address="Hoja1.J43"/>
          </calcext:conditional-format>
          <calcext:conditional-format calcext:target-range-address="Hoja1.J44:Hoja1.J44">
            <calcext:condition calcext:apply-style-name="rojo" calcext:value="!=[$Hoja1.$E44]" calcext:base-cell-address="Hoja1.J44"/>
          </calcext:conditional-format>
          <calcext:conditional-format calcext:target-range-address="Hoja1.J45:Hoja1.J45">
            <calcext:condition calcext:apply-style-name="rojo" calcext:value="!=[$Hoja1.$E45]" calcext:base-cell-address="Hoja1.J45"/>
          </calcext:conditional-format>
          <calcext:conditional-format calcext:target-range-address="Hoja1.J103:Hoja1.J103">
            <calcext:condition calcext:apply-style-name="rojo" calcext:value="!=[$Hoja1.$E103]" calcext:base-cell-address="Hoja1.J103"/>
          </calcext:conditional-format>
          <calcext:conditional-format calcext:target-range-address="Hoja1.J156:Hoja1.J156">
            <calcext:condition calcext:apply-style-name="rojo" calcext:value="!=[$Hoja1.$E156]" calcext:base-cell-address="Hoja1.J156"/>
          </calcext:conditional-format>
          <calcext:conditional-format calcext:target-range-address="Hoja1.J157:Hoja1.J157">
            <calcext:condition calcext:apply-style-name="rojo" calcext:value="!=[$Hoja1.$E157]" calcext:base-cell-address="Hoja1.J157"/>
          </calcext:conditional-format>
          <calcext:conditional-format calcext:target-range-address="Hoja1.J189:Hoja1.J189">
            <calcext:condition calcext:apply-style-name="rojo" calcext:value="!=[$Hoja1.$E189]" calcext:base-cell-address="Hoja1.J189"/>
          </calcext:conditional-format>
          <calcext:conditional-format calcext:target-range-address="Hoja1.J219:Hoja1.J219">
            <calcext:condition calcext:apply-style-name="rojo" calcext:value="!=[$Hoja1.$E219]" calcext:base-cell-address="Hoja1.J219"/>
          </calcext:conditional-format>
          <calcext:conditional-format calcext:target-range-address="Hoja1.J220:Hoja1.J220">
            <calcext:condition calcext:apply-style-name="rojo" calcext:value="!=[$Hoja1.$E220]" calcext:base-cell-address="Hoja1.J220"/>
          </calcext:conditional-format>
          <calcext:conditional-format calcext:target-range-address="Hoja1.J221:Hoja1.J221">
            <calcext:condition calcext:apply-style-name="rojo" calcext:value="!=[$Hoja1.$E221]" calcext:base-cell-address="Hoja1.J221"/>
          </calcext:conditional-format>
          <calcext:conditional-format calcext:target-range-address="Hoja1.J222:Hoja1.J222">
            <calcext:condition calcext:apply-style-name="rojo" calcext:value="!=[$Hoja1.$E222]" calcext:base-cell-address="Hoja1.J222"/>
          </calcext:conditional-format>
          <calcext:conditional-format calcext:target-range-address="Hoja1.J260:Hoja1.J260">
            <calcext:condition calcext:apply-style-name="rojo" calcext:value="!=[$Hoja1.$E260]" calcext:base-cell-address="Hoja1.J260"/>
          </calcext:conditional-format>
          <calcext:conditional-format calcext:target-range-address="Hoja1.J261:Hoja1.J261">
            <calcext:condition calcext:apply-style-name="rojo" calcext:value="!=[$Hoja1.$E261]" calcext:base-cell-address="Hoja1.J2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j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5-22T13:34:16.078689399</meta:creation-date>
    <dc:date>2014-05-22T14:06:12.521519635</dc:date>
    <dc:creator>laura </dc:creator>
    <meta:editing-duration>PT24S</meta:editing-duration>
    <meta:editing-cycles>1</meta:editing-cycles>
    <meta:document-statistic meta:table-count="1" meta:cell-count="1450" meta:object-count="0"/>
    <meta:generator>LibreOffice/4.1.3.2$Linux_x86 LibreOffice_project/70feb7d99726f064edab4605a8ab840c50ec57a</meta:generator>
  </office:meta>
</office:document-meta>
</file>